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GaramondPro-Regular" svg:font-family="AGaramondPro-Regular"/>
    <style:font-face style:name="F" svg:font-family="F"/>
    <style:font-face style:name="Liberation Sans1" svg:font-family="'Liberation San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1mm"/>
    </style:style>
    <style:style style:name="co2" style:family="table-column">
      <style:table-column-properties fo:break-before="auto" style:column-width="78.85mm"/>
    </style:style>
    <style:style style:name="co3" style:family="table-column">
      <style:table-column-properties fo:break-before="auto" style:column-width="40.75mm"/>
    </style:style>
    <style:style style:name="co4" style:family="table-column">
      <style:table-column-properties fo:break-before="auto" style:column-width="178.86mm"/>
    </style:style>
    <style:style style:name="co5" style:family="table-column">
      <style:table-column-properties fo:break-before="auto" style:column-width="14.52mm"/>
    </style:style>
    <style:style style:name="co6" style:family="table-column">
      <style:table-column-properties fo:break-before="auto" style:column-width="26.46mm"/>
    </style:style>
    <style:style style:name="co7" style:family="table-column">
      <style:table-column-properties fo:break-before="auto" style:column-width="16.93mm"/>
    </style:style>
    <style:style style:name="co8" style:family="table-column">
      <style:table-column-properties fo:break-before="auto" style:column-width="21.17mm"/>
    </style:style>
    <style:style style:name="co9" style:family="table-column">
      <style:table-column-properties fo:break-before="auto" style:column-width="107.95mm"/>
    </style:style>
    <style:style style:name="co10" style:family="table-column">
      <style:table-column-properties fo:break-before="auto" style:column-width="20.37mm"/>
    </style:style>
    <style:style style:name="co11" style:family="table-column">
      <style:table-column-properties fo:break-before="auto" style:column-width="20.5mm"/>
    </style:style>
    <style:style style:name="co12" style:family="table-column">
      <style:table-column-properties fo:break-before="auto" style:column-width="17.23mm"/>
    </style:style>
    <style:style style:name="co13" style:family="table-column">
      <style:table-column-properties fo:break-before="auto" style:column-width="517.53mm"/>
    </style:style>
    <style:style style:name="co14" style:family="table-column">
      <style:table-column-properties fo:break-before="auto" style:column-width="174.89mm"/>
    </style:style>
    <style:style style:name="co15" style:family="table-column">
      <style:table-column-properties fo:break-before="auto" style:column-width="148.17mm"/>
    </style:style>
    <style:style style:name="co16" style:family="table-column">
      <style:table-column-properties fo:break-before="auto" style:column-width="368.83mm"/>
    </style:style>
    <style:style style:name="co17" style:family="table-column">
      <style:table-column-properties fo:break-before="auto" style:column-width="62.87mm"/>
    </style:style>
    <style:style style:name="co18" style:family="table-column">
      <style:table-column-properties fo:break-before="auto" style:column-width="16.03mm"/>
    </style:style>
    <style:style style:name="co19" style:family="table-column">
      <style:table-column-properties fo:break-before="auto" style:column-width="581.78mm"/>
    </style:style>
    <style:style style:name="co20" style:family="table-column">
      <style:table-column-properties fo:break-before="auto" style:column-width="23.28mm"/>
    </style:style>
    <style:style style:name="ro1" style:family="table-row">
      <style:table-row-properties style:row-height="4.87mm" fo:break-before="auto" style:use-optimal-row-height="true"/>
    </style:style>
    <style:style style:name="ro2" style:family="table-row">
      <style:table-row-properties style:row-height="9.51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5.29mm" fo:break-before="auto" style:use-optimal-row-height="false"/>
    </style:style>
    <style:style style:name="ro5" style:family="table-row">
      <style:table-row-properties style:row-height="5.01mm" fo:break-before="auto" style:use-optimal-row-height="true"/>
    </style:style>
    <style:style style:name="ro6" style:family="table-row">
      <style:table-row-properties style:row-height="18.5mm" fo:break-before="auto" style:use-optimal-row-height="true"/>
    </style:style>
    <style:style style:name="ro7" style:family="table-row">
      <style:table-row-properties style:row-height="10.57mm" fo:break-before="auto" style:use-optimal-row-height="true"/>
    </style:style>
    <style:style style:name="ro8" style:family="table-row">
      <style:table-row-properties style:row-height="14.01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ext-properties style:font-name="F" fo:font-size="12pt" style:font-name-asian="F" style:font-size-asian="12pt" style:font-name-complex="F" style:font-size-complex="12pt"/>
    </style:style>
    <style:style style:name="ce3" style:family="table-cell" style:parent-style-name="Default" style:data-style-name="N0">
      <style:text-properties style:font-name="F" style:font-name-asian="F" style:font-name-complex="F"/>
    </style:style>
    <style:style style:name="ce4" style:family="table-cell" style:parent-style-name="Default" style:data-style-name="N0">
      <style:text-properties style:font-name="F" fo:font-size="12pt" fo:font-weight="bold" style:font-name-asian="F" style:font-size-asian="12pt" style:font-weight-asian="bold" style:font-name-complex="F" style:font-size-complex="12pt" style:font-weight-complex="bold"/>
    </style:style>
    <style:style style:name="T1"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2"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text-position="33% 58%"/>
    </style:style>
    <style:style style:name="T3" style:family="text">
      <style:text-properties fo:color="#000000" style:font-name="Liberation Sans" fo:font-size="12pt" fo:font-weight="normal" style:text-underline-style="none" style:text-underline-color="font-color" style:text-line-through-type="none" style:text-outline="false" fo:text-shadow="none" style:font-name-asian="Liberation Sans" style:font-name-complex="Liberation Sans" style:font-size-asian="12pt" style:font-size-complex="12pt" style:font-weight-asian="normal" style:font-weight-complex="normal" fo:font-style="italic" style:font-style-asian="italic" style:font-style-complex="italic"/>
    </style:style>
    <style:style style:name="T4" style:family="text">
      <style:text-properties fo:color="#000000" style:font-name="Liberation Sans" fo:font-size="12pt" fo:font-weight="normal" style:text-underline-style="none" style:text-underline-color="font-color" style:text-line-through-type="none" style:text-outline="false" fo:text-shadow="none" style:font-name-asian="Liberation Sans" style:font-name-complex="Liberation Sans" style:font-size-asian="12pt" style:font-size-complex="12pt" style:font-weight-asian="normal" style:font-weight-complex="normal" fo:font-style="normal" style:font-style-asian="normal" style:font-style-complex="normal"/>
    </style:style>
    <style:style style:name="T5" style:family="text">
      <style:text-properties fo:color="#000000" style:font-name="Liberation Sans" fo:font-size="12pt" style:text-underline-style="none" style:text-underline-color="font-color" style:text-line-through-type="none" fo:font-style="normal" style:text-outline="false" fo:text-shadow="none" style:font-name-asian="Liberation Sans" style:font-name-complex="Liberation Sans" style:font-size-asian="12pt" style:font-size-complex="12pt" style:font-style-asian="normal" style:font-style-complex="normal" fo:font-weight="bold" style:font-weight-asian="bold" style:font-weight-complex="bold"/>
    </style:style>
    <style:style style:name="T6" style:family="text">
      <style:text-properties fo:color="#000000" style:font-name="Liberation Sans" fo:font-size="12pt" style:text-underline-style="none" style:text-underline-color="font-color" style:text-line-through-type="none" fo:font-style="normal" style:text-outline="false" fo:text-shadow="none" style:font-name-asian="Liberation Sans" style:font-name-complex="Liberation Sans" style:font-size-asian="12pt" style:font-size-complex="12pt" style:font-style-asian="normal" style:font-style-complex="normal" fo:font-weight="normal" style:font-weight-asian="normal" style:font-weight-complex="normal"/>
    </style:style>
    <style:style style:name="T7" style:family="text">
      <style:text-properties fo:color="#000000" style:font-name="Liberation Sans" fo:font-size="12pt" style:text-underline-style="none" style:text-underline-color="font-color" style:text-line-through-type="none" fo:font-style="normal" style:text-outline="false" fo:text-shadow="none" style:font-name-asian="Liberation Sans" style:font-name-complex="Liberation Sans" style:font-size-asian="12pt" style:font-size-complex="12pt" style:font-style-asian="normal" style:font-style-complex="normal" fo:font-weight="normal" style:font-weight-asian="normal" style:font-weight-complex="normal" style:text-position="33% 58%"/>
    </style:style>
    <style:style style:name="T8" style:family="text">
      <style:text-properties fo:color="#000000" style:font-name="AGaramondPro-Regular" fo:font-size="12pt" fo:font-weight="normal" style:text-underline-style="none" style:text-underline-color="font-color" style:text-line-through-type="none" fo:font-style="normal" style:text-outline="false" fo:text-shadow="none" style:font-name-asian="AGaramondPro-Regular" style:font-name-complex="AGaramondPro-Regular" style:font-size-asian="12pt" style:font-size-complex="12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bd_femmes_mtp"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Default"/>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Default"/>
        <table:table-column table:style-name="co12" table:default-cell-style-name="Default"/>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Default"/>
        <table:table-column table:style-name="co18" table:default-cell-style-name="Default"/>
        <table:table-column table:style-name="co19" table:default-cell-style-name="Default"/>
        <table:table-column table:style-name="co20" table:number-columns-repeated="1005" table:default-cell-style-name="ce1"/>
        <table:table-row table:style-name="ro1">
          <table:table-cell office:value-type="string" calcext:value-type="string">
            <text:p>index</text:p>
          </table:table-cell>
          <table:table-cell office:value-type="string" calcext:value-type="string">
            <text:p>nom</text:p>
          </table:table-cell>
          <table:table-cell office:value-type="string" calcext:value-type="string">
            <text:p>titre</text:p>
          </table:table-cell>
          <table:table-cell office:value-type="string" calcext:value-type="string">
            <text:p>motCles</text:p>
          </table:table-cell>
          <table:table-cell office:value-type="string" calcext:value-type="string">
            <text:p>periode</text:p>
          </table:table-cell>
          <table:table-cell office:value-type="string" calcext:value-type="string">
            <text:p>dateNaissance</text:p>
          </table:table-cell>
          <table:table-cell office:value-type="string" calcext:value-type="string">
            <text:p>dateMort</text:p>
          </table:table-cell>
          <table:table-cell office:value-type="string" calcext:value-type="string">
            <text:p>dateApprox</text:p>
          </table:table-cell>
          <table:table-cell office:value-type="string" calcext:value-type="string">
            <text:p>lieu</text:p>
          </table:table-cell>
          <table:table-cell office:value-type="string" calcext:value-type="string">
            <text:p>adresse</text:p>
          </table:table-cell>
          <table:table-cell office:value-type="string" calcext:value-type="string">
            <text:p>latitude</text:p>
          </table:table-cell>
          <table:table-cell office:value-type="string" calcext:value-type="string">
            <text:p>longitude</text:p>
          </table:table-cell>
          <table:table-cell office:value-type="string" calcext:value-type="string">
            <text:p>miniBio</text:p>
          </table:table-cell>
          <table:table-cell office:value-type="string" calcext:value-type="string">
            <text:p>lienPhoto</text:p>
          </table:table-cell>
          <table:table-cell office:value-type="string" calcext:value-type="string">
            <text:p>lienWiki</text:p>
          </table:table-cell>
          <table:table-cell office:value-type="string" calcext:value-type="string">
            <text:p>relations</text:p>
          </table:table-cell>
          <table:table-cell office:value-type="string" calcext:value-type="string">
            <text:p>tweet1</text:p>
          </table:table-cell>
          <table:table-cell office:value-type="string" calcext:value-type="string">
            <text:p>tweet2</text:p>
          </table:table-cell>
          <table:table-cell office:value-type="string" calcext:value-type="string">
            <text:p>tweet3</text:p>
          </table:table-cell>
          <table:table-cell table:number-columns-repeated="1005"/>
        </table:table-row>
        <table:table-row table:style-name="ro2">
          <table:table-cell office:value-type="float" office:value="1" calcext:value-type="float">
            <text:p>1</text:p>
          </table:table-cell>
          <table:table-cell office:value-type="string" calcext:value-type="string">
            <text:p>Les soeurs de l'évêque de Lodève Saint Fulcran</text:p>
          </table:table-cell>
          <table:table-cell/>
          <table:table-cell office:value-type="string" calcext:value-type="string">
            <text:p>légende, Melgueil, origines de Montpellier</text:p>
          </table:table-cell>
          <table:table-cell office:value-type="float" office:value="1" calcext:value-type="float">
            <text:p>1</text:p>
          </table:table-cell>
          <table:table-cell table:number-columns-repeated="2"/>
          <table:table-cell office:value-type="float" office:value="950" calcext:value-type="float">
            <text:p>950</text:p>
          </table:table-cell>
          <table:table-cell office:value-type="string" calcext:value-type="string">
            <text:p>Lodève, Melgeuil</text:p>
          </table:table-cell>
          <table:table-cell office:value-type="string" calcext:value-type="string">
            <text:p>Lodève</text:p>
          </table:table-cell>
          <table:table-cell office:value-type="string" calcext:value-type="string">
            <text:p>43.739048 </text:p>
          </table:table-cell>
          <table:table-cell office:value-type="string" calcext:value-type="string">
            <text:p>3.307840 </text:p>
          </table:table-cell>
          <table:table-cell office:value-type="string" calcext:value-type="string">
            <text:p>Fondatrices légendaires de la ville de Montpellier, les deux sœurs auraient donné des terres à l'évêque de Maguelone, qui ensuite les aurait offertes au chevalier Gui en échange de sa fidélité  ; le seigneur Gui serait ainsi le premier seigneur de Montpellier, sous le nom de Guilhem.</text:p>
            <text:p>Elles auraient vécu durant la deuxième moitié du Xe siècle, dans la région de Lodève où se trouve leur frère, ou bien à Melgueil (Mauguio) auprès de leur mère. Certaines légendes disent qu'elles ont vécu recluses à proximité de Montpellier.</text:p>
          </table:table-cell>
          <table:table-cell table:number-columns-repeated="2"/>
          <table:table-cell office:value-type="string" calcext:value-type="string">
            <text:p>Sœurs de Saint Fulcran</text:p>
          </table:table-cell>
          <table:table-cell office:value-type="string" calcext:value-type="string">
            <text:p>Fondatrices légendaires de la ville de Montpellier, les deux sœurs auraient donné des terres à l'évêque de Maguelone, qui ensuite les aurait offertes au chevalier Gui en échange de sa fidélité  ; le seigneur Gui serait ainsi le premier seigneur de Montpellier, sous le nom de Guilhem.</text:p>
            <text:p/>
          </table:table-cell>
          <table:table-cell office:value-type="string" calcext:value-type="string">
            <text:p>Elles auraient vécu durant la deuxième moitié du Xe siècle, dans la région de Lodève où se trouve leur frère, ou bien à Melgueil (Mauguio) auprès de leur mère. Certaines légendes disent qu'elles ont vécu recluses à proximité de Montpellier.</text:p>
          </table:table-cell>
          <table:table-cell table:number-columns-repeated="1006"/>
        </table:table-row>
        <table:table-row table:style-name="ro3">
          <table:table-cell office:value-type="float" office:value="2" calcext:value-type="float">
            <text:p>2</text:p>
          </table:table-cell>
          <table:table-cell office:value-type="string" calcext:value-type="string">
            <text:p>La belle Maguelonne</text:p>
          </table:table-cell>
          <table:table-cell/>
          <table:table-cell office:value-type="string" calcext:value-type="string">
            <text:p>légende, princesse, cathédrale de Maguelone</text:p>
          </table:table-cell>
          <table:table-cell office:value-type="float" office:value="1" calcext:value-type="float">
            <text:p>1</text:p>
          </table:table-cell>
          <table:table-cell table:number-columns-repeated="2"/>
          <table:table-cell office:value-type="float" office:value="1000" calcext:value-type="float">
            <text:p>1000</text:p>
          </table:table-cell>
          <table:table-cell table:number-columns-repeated="2" office:value-type="string" calcext:value-type="string">
            <text:p>île de Maguelone</text:p>
          </table:table-cell>
          <table:table-cell office:value-type="string" calcext:value-type="string">
            <text:p>43.512834 </text:p>
          </table:table-cell>
          <table:table-cell office:value-type="string" calcext:value-type="string">
            <text:p>3.883377</text:p>
          </table:table-cell>
          <table:table-cell table:style-name="ce2" office:value-type="string" calcext:value-type="string">
            <text:p>Princesse de Naples, elle est l'amante de Pierre, comte de Provence, et la fondatrice légendaire de la cathédrale de Maguelone. La légende est connue au moins depuis le XVe siècle, mais Maguelone est censée avoir vécu au XIe siècle. Son lieu de résidence est l'île de Maguelone.</text:p>
          </table:table-cell>
          <table:table-cell table:number-columns-repeated="2" office:value-type="string" calcext:value-type="string">
            <text:p>https://fr.wikipedia.org/wiki/L%C3%A9gende_de_la_Belle_Maguelone</text:p>
          </table:table-cell>
          <table:table-cell office:value-type="string" calcext:value-type="string">
            <text:p>Amante de Pierre, comte de Provence</text:p>
          </table:table-cell>
          <table:table-cell office:value-type="string" calcext:value-type="string">
            <text:p>Princesse de Naples, elle est l'amante de Pierre, comte de Provence, et la fondatrice légendaire de la cathédrale de Maguelone. </text:p>
          </table:table-cell>
          <table:table-cell office:value-type="string" calcext:value-type="string">
            <text:p>La légende est connue au moins depuis le XVe siècle, mais Maguelone est censée avoir vécu au XIe siècle. Son lieu de résidence est l'île de Maguelone.</text:p>
          </table:table-cell>
          <table:table-cell table:number-columns-repeated="1006"/>
        </table:table-row>
        <table:table-row table:style-name="ro2">
          <table:table-cell office:value-type="float" office:value="3" calcext:value-type="float">
            <text:p>3</text:p>
          </table:table-cell>
          <table:table-cell office:value-type="string" calcext:value-type="string">
            <text:p>Marie de Montpellier</text:p>
          </table:table-cell>
          <table:table-cell/>
          <table:table-cell office:value-type="string" calcext:value-type="string">
            <text:p>reine</text:p>
          </table:table-cell>
          <table:table-cell office:value-type="float" office:value="2" calcext:value-type="float">
            <text:p>2</text:p>
          </table:table-cell>
          <table:table-cell office:value-type="float" office:value="1182" calcext:value-type="float">
            <text:p>1182</text:p>
          </table:table-cell>
          <table:table-cell office:value-type="float" office:value="1213" calcext:value-type="float">
            <text:p>1213</text:p>
          </table:table-cell>
          <table:table-cell/>
          <table:table-cell office:value-type="string" calcext:value-type="string">
            <text:p>Montpellier</text:p>
          </table:table-cell>
          <table:table-cell table:number-columns-repeated="3"/>
          <table:table-cell office:value-type="string" calcext:value-type="string">
            <text:p>Née vers 1182/83, elle est la fille unique de Guilhem VIII, seigneur de Montpellier, et d'Eudoxie Comnène, nièce de l'empereur de Byzance.</text:p>
            <text:p>Dernière descendante de la famille des  Guilhem, seigneurs de  Montpellier, elle est mariée de force par son père, répudiée par son second mari. Ecartée de la succession par son père, elle devient malgré tout seigneur de Montpellier en 1204. Elle épouse alors en troisièmes noces le roi Pierre d’Aragon, ce qui lui confère le titre de reine, mais l’oblige à concéder la seigneurie de Montpellier à son mari. En 1208, elle donne naissance à un garçon, le célèbre Jacques d’Aragon. Elle décède à Rome de maladie en 1213. Elle est l’héroïne d’un opéra contemporain, composé par René Koering en 1994.</text:p>
          </table:table-cell>
          <table:table-cell table:number-columns-repeated="2" office:value-type="string" calcext:value-type="string">
            <text:p><text:s/>https://fr.wikipedia.org/wiki/Marie_de_Montpellier</text:p>
          </table:table-cell>
          <table:table-cell office:value-type="string" calcext:value-type="string">
            <text:p>Fille unique de Guilhem VIII, nièce de l'empereur de Byzance, épouse de Pierre d’Aragon (3eme noces), mère de Jacques d’Aragon</text:p>
          </table:table-cell>
          <table:table-cell office:value-type="string" calcext:value-type="string">
            <text:p>Née vers 1182/83, elle est la fille unique de Guilhem VIII, seigneur de Montpellier, et d'Eudoxie Comnène, nièce de l'empereur de Byzance.</text:p>
            <text:p>Dernière descendante de la famille des  Guilhem, seigneurs de  Montpellier, elle est mariée de force par son père, répudiée par son second mari. </text:p>
          </table:table-cell>
          <table:table-cell office:value-type="string" calcext:value-type="string">
            <text:p>Ecartée de la succession par son père, elle devient malgré tout seigneur de Montpellier en 1204. Elle épouse alors en troisièmes noces le roi Pierre d’Aragon, ce qui lui confère le titre de reine, mais l’oblige à concéder la seigneurie de Montpellier à son mari. </text:p>
          </table:table-cell>
          <table:table-cell office:value-type="string" calcext:value-type="string">
            <text:p>En 1208, elle donne naissance à un garçon, le célèbre Jacques d’Aragon. Elle décède à Rome de maladie en 1213. Elle est l’héroïne d’un opéra contemporain, composé par René Koering en 1994.</text:p>
          </table:table-cell>
          <table:table-cell table:number-columns-repeated="1005"/>
        </table:table-row>
        <table:table-row table:style-name="ro4">
          <table:table-cell office:value-type="float" office:value="4" calcext:value-type="float">
            <text:p>4</text:p>
          </table:table-cell>
          <table:table-cell office:value-type="string" calcext:value-type="string">
            <text:p>Jeanne de Sos</text:p>
          </table:table-cell>
          <table:table-cell/>
          <table:table-cell office:value-type="string" calcext:value-type="string">
            <text:p>juif, platter, médecin</text:p>
          </table:table-cell>
          <table:table-cell office:value-type="float" office:value="3" calcext:value-type="float">
            <text:p>3</text:p>
          </table:table-cell>
          <table:table-cell table:number-columns-repeated="2"/>
          <table:table-cell office:value-type="float" office:value="1500" calcext:value-type="float">
            <text:p>1500</text:p>
          </table:table-cell>
          <table:table-cell office:value-type="string" calcext:value-type="string">
            <text:p>Montpellier</text:p>
          </table:table-cell>
          <table:table-cell table:number-columns-repeated="3"/>
          <table:table-cell table:style-name="ce3" office:value-type="string" calcext:value-type="string">
            <text:p><text:span text:style-name="T1">Femme du 16</text:span><text:span text:style-name="T2">e</text:span><text:span text:style-name="T1"> siècle, elle est issue des milieux crypto-juifs de Montpellier  ; elle est la fille du médecin montpelliérain Pierre de Sos et l’épouse du docteur Saporta. Félix Platter, étudiant suisse venu faire ses études de médecine à Montpellier, raconte être tombé sous le charme de sa « beauté angélique ».</text:span></text:p>
          </table:table-cell>
          <table:table-cell table:number-columns-repeated="2"/>
          <table:table-cell office:value-type="string" calcext:value-type="string">
            <text:p>Fille du médecin montpelliérain Pierre de Sos, épouse du docteur Saporta</text:p>
          </table:table-cell>
          <table:table-cell office:value-type="string" calcext:value-type="string">
            <text:p>Femme du 16e siècle, elle est issue des milieux crypto-juifs de Montpellier  ; elle est la fille du médecin montpelliérain Pierre de Sos et l’épouse du docteur Saporta. </text:p>
          </table:table-cell>
          <table:table-cell office:value-type="string" calcext:value-type="string">
            <text:p>Félix Platter, étudiant suisse venu faire ses études de médecine à Montpellier, raconte être tombé sous le charme de sa « beauté angélique ».</text:p>
          </table:table-cell>
          <table:table-cell table:number-columns-repeated="1006"/>
        </table:table-row>
        <table:table-row table:style-name="ro3">
          <table:table-cell office:value-type="float" office:value="5" calcext:value-type="float">
            <text:p>5</text:p>
          </table:table-cell>
          <table:table-cell office:value-type="string" calcext:value-type="string">
            <text:p>Madame Béatrix</text:p>
          </table:table-cell>
          <table:table-cell/>
          <table:table-cell office:value-type="string" calcext:value-type="string">
            <text:p>femme du peuple, infanticide, condamnée à mort</text:p>
          </table:table-cell>
          <table:table-cell office:value-type="float" office:value="3" calcext:value-type="float">
            <text:p>3</text:p>
          </table:table-cell>
          <table:table-cell/>
          <table:table-cell office:value-type="float" office:value="1556" calcext:value-type="float">
            <text:p>1556</text:p>
          </table:table-cell>
          <table:table-cell/>
          <table:table-cell office:value-type="string" calcext:value-type="string">
            <text:p>Montpellier</text:p>
          </table:table-cell>
          <table:table-cell table:number-columns-repeated="3"/>
          <table:table-cell table:style-name="ce2" office:value-type="string" calcext:value-type="string">
            <text:p>Elle est la servante de Laurent Catalan, un pharmacien qui héberge l’étudiant suisse Félix Platter. La jeune femme est condamnée à mort et pendue le 3 décembre 1556 à Montpellier, pour avoir tué le nouveau-né qu’elle a eu avec son amant, un ecclésiastique qui lui n’est pas inquiété.</text:p>
          </table:table-cell>
          <table:table-cell table:number-columns-repeated="2"/>
          <table:table-cell office:value-type="string" calcext:value-type="string">
            <text:p>Servante de Laurent Catalan</text:p>
          </table:table-cell>
          <table:table-cell office:value-type="string" calcext:value-type="string">
            <text:p>Elle est la servante de Laurent Catalan, un pharmacien qui héberge l’étudiant suisse Félix Platter. La jeune femme est condamnée à mort et pendue le 3 décembre 1556 à Montpellier, pour avoir tué le nouveau-né qu’elle a eu avec son amant, un ecclésiastique qui lui n’est pas inquiété.</text:p>
          </table:table-cell>
          <table:table-cell table:number-columns-repeated="1007"/>
        </table:table-row>
        <table:table-row table:style-name="ro2">
          <table:table-cell office:value-type="float" office:value="6" calcext:value-type="float">
            <text:p>6</text:p>
          </table:table-cell>
          <table:table-cell office:value-type="string" calcext:value-type="string">
            <text:p>Francèse de Cézelli</text:p>
          </table:table-cell>
          <table:table-cell/>
          <table:table-cell office:value-type="string" calcext:value-type="string">
            <text:p>aristocrate, symbole, femme d'engagement</text:p>
          </table:table-cell>
          <table:table-cell office:value-type="float" office:value="3" calcext:value-type="float">
            <text:p>3</text:p>
          </table:table-cell>
          <table:table-cell office:value-type="float" office:value="1558" calcext:value-type="float">
            <text:p>1558</text:p>
          </table:table-cell>
          <table:table-cell office:value-type="float" office:value="1615" calcext:value-type="float">
            <text:p>1615</text:p>
          </table:table-cell>
          <table:table-cell/>
          <table:table-cell table:number-columns-repeated="2" office:value-type="string" calcext:value-type="string">
            <text:p>4 rue du Petit-Scel, Montpellier</text:p>
          </table:table-cell>
          <table:table-cell office:value-type="string" calcext:value-type="string">
            <text:p>43.610831</text:p>
          </table:table-cell>
          <table:table-cell office:value-type="string" calcext:value-type="string">
            <text:p>3.874589</text:p>
          </table:table-cell>
          <table:table-cell office:value-type="string" calcext:value-type="string">
            <text:p>Née en 1558 et morte en 1615, elle est surnommée la «  Jeanne d’Arc languedocienne ». C'est la fille de Jean de Cézelli président de la chambre des comptes de Montpellier et de Marguerite de Beauvoir de Grimoard du Roure. Son mari Jean Antoine de Bourcier de Pontant gouverneur de la place de Leucate a été capturé par des espagnols. En 1589, elle refuse d’échanger Leucate contre la libération de son mari, prisonnier des Espagnols et exécuté peu après. Elle s’est imposée comme une figure-symbole de courage et d’honneur au féminin. Le roi Henri IV aurait dit à son sujet  : «  Je me fie plus à cette femme qu’au plus habile homme de mon royaume. Après tout, il est de la gloire de la France que l’on sache que les Dames y valent les Capitaines  ».</text:p>
            <text:p>Sur la façade de sa maison natale, 4 rue du Petit-Scel à Montpellier, une plaque indique : « Ici vécut Francèse de Cézelli, nommée en 1590 gouverneur par le roi de la place de Leucate qu’elle avait héroïquement défendue et gardée, refusant de la rendre en échange de la vie de son mari prisonnier. »</text:p>
          </table:table-cell>
          <table:table-cell office:value-type="string" calcext:value-type="string">
            <text:p>https://www.abebooks.fr/Franc%C3%A8se-C%C3%A9zelli-mai-1558-octobre-1615/17001354259/bd</text:p>
          </table:table-cell>
          <table:table-cell/>
          <table:table-cell office:value-type="string" calcext:value-type="string">
            <text:p>Fille de Jean de Cézelli et Marguerite de Beauvoir de Grimoard du Roure, épouse de Jean Antoine de Bourcier de Pontant</text:p>
          </table:table-cell>
          <table:table-cell office:value-type="string" calcext:value-type="string">
            <text:p>Née en 1558 et morte en 1615, elle est surnommée la «  Jeanne d’Arc languedocienne ». C'est la fille de Jean de Cézelli président de la chambre des comptes de Montpellier et de Marguerite de Beauvoir de Grimoard du Roure. Son mari Jean Antoine de Bourcier de Pontant gouverneur de la place de Leucate a été capturé par des espagnols. </text:p>
          </table:table-cell>
          <table:table-cell office:value-type="string" calcext:value-type="string">
            <text:p>En 1589, elle refuse d’échanger Leucate contre la libération de son mari, prisonnier des Espagnols et exécuté peu après. Elle s’est imposée comme une figure-symbole de courage et d’honneur au féminin. Le roi Henri IV aurait dit à son sujet  : «  Je me fie plus à cette femme qu’au plus habile homme de mon royaume. Après tout, il est de la gloire de la France que l’on sache que les Dames y valent les Capitaines  ».</text:p>
          </table:table-cell>
          <table:table-cell office:value-type="string" calcext:value-type="string">
            <text:p>Sur la façade de sa maison natale, 4 rue du Petit-Scel à Montpellier, une plaque indique : « Ici vécut Francèse de Cézelli, nommée en 1590 gouverneur par le roi de la place de Leucate qu’elle avait héroïquement défendue et gardée, refusant de la rendre en échange de la vie de son mari prisonnier. »</text:p>
          </table:table-cell>
          <table:table-cell table:number-columns-repeated="1005"/>
        </table:table-row>
        <table:table-row table:style-name="ro5">
          <table:table-cell office:value-type="float" office:value="7" calcext:value-type="float">
            <text:p>7</text:p>
          </table:table-cell>
          <table:table-cell office:value-type="string" calcext:value-type="string">
            <text:p>Elisabeth Bouissonnade</text:p>
          </table:table-cell>
          <table:table-cell/>
          <table:table-cell office:value-type="string" calcext:value-type="string">
            <text:p>femme du peuple, symbole, Louis XIV, révolte de femmes, condamnée à mort, féministe, femme d'engagement</text:p>
          </table:table-cell>
          <table:table-cell office:value-type="float" office:value="4" calcext:value-type="float">
            <text:p>4</text:p>
          </table:table-cell>
          <table:table-cell/>
          <table:table-cell office:value-type="float" office:value="1647" calcext:value-type="float">
            <text:p>1647</text:p>
          </table:table-cell>
          <table:table-cell/>
          <table:table-cell office:value-type="string" calcext:value-type="string">
            <text:p>Montpellier</text:p>
          </table:table-cell>
          <table:table-cell table:number-columns-repeated="3"/>
          <table:table-cell table:style-name="ce3" office:value-type="string" calcext:value-type="string">
            <text:p><text:span text:style-name="T1">Lors de «  la sédition des Partisans  » en 1645, appelée aussi la «  sédition des femmes  », le peuple refuse de payer l’impôt exceptionnel levé lors de l’avènement de Louis XIV. En proie à la misère, les femmes s’assemblent autour d’Elisabeth Bouissonnade, surnommée la </text:span><text:span text:style-name="T3">Branlaïre</text:span><text:span text:style-name="T4">. Durant plusieurs jours, les mutinées pourchassent les fermiers de l’impôt royal, pillent et brûlent leurs maisons. Arrêtée et condamnée, Elisabeth Bouissonnade est pendue en place publique en 1647.</text:span></text:p>
          </table:table-cell>
          <table:table-cell/>
          <table:table-cell office:value-type="string" calcext:value-type="string">
            <text:p>https://fr.wikipedia.org/wiki/%C3%89lisabeth_Bouissonade</text:p>
          </table:table-cell>
          <table:table-cell/>
          <table:table-cell office:value-type="string" calcext:value-type="string">
            <text:p>Lors de «  la sédition des Partisans  » en 1645, appelée aussi la «  sédition des femmes  », le peuple refuse de payer l’impôt exceptionnel levé lors de l’avènement de Louis XIV. En proie à la misère, les femmes s’assemblent autour d’Elisabeth Bouissonnade, surnommée la Branlaïre. </text:p>
          </table:table-cell>
          <table:table-cell office:value-type="string" calcext:value-type="string">
            <text:p>Durant plusieurs jours, les mutinées pourchassent les fermiers de l’impôt royal, pillent et brûlent leurs maisons. Arrêtée et condamnée, Elisabeth Bouissonnade est pendue en place publique en 1647.</text:p>
          </table:table-cell>
          <table:table-cell table:number-columns-repeated="1006"/>
        </table:table-row>
        <table:table-row table:style-name="ro5">
          <table:table-cell office:value-type="float" office:value="8" calcext:value-type="float">
            <text:p>8</text:p>
          </table:table-cell>
          <table:table-cell office:value-type="string" calcext:value-type="string">
            <text:p>Madame de Sévigné</text:p>
          </table:table-cell>
          <table:table-cell/>
          <table:table-cell office:value-type="string" calcext:value-type="string">
            <text:p>aristocrate, écrivaine, salonnière</text:p>
          </table:table-cell>
          <table:table-cell office:value-type="float" office:value="4" calcext:value-type="float">
            <text:p>4</text:p>
          </table:table-cell>
          <table:table-cell office:value-type="float" office:value="1626" calcext:value-type="float">
            <text:p>1626</text:p>
          </table:table-cell>
          <table:table-cell office:value-type="float" office:value="1696" calcext:value-type="float">
            <text:p>1696</text:p>
          </table:table-cell>
          <table:table-cell/>
          <table:table-cell office:value-type="string" calcext:value-type="string">
            <text:p>Paris</text:p>
          </table:table-cell>
          <table:table-cell table:style-name="Default" office:value-type="string" calcext:value-type="string">
            <text:p>13 rue de la Croix d’or, Montpellier</text:p>
          </table:table-cell>
          <table:table-cell office:value-type="string" calcext:value-type="string">
            <text:p>43.608876</text:p>
          </table:table-cell>
          <table:table-cell office:value-type="string" calcext:value-type="string">
            <text:p><text:s/>3.877975</text:p>
          </table:table-cell>
          <table:table-cell table:style-name="ce3" office:value-type="string" calcext:value-type="string">
            <text:p><text:span text:style-name="T1">Née en 1626, </text:span><text:span text:style-name="T5">Marie de Rabutin-Chantal, </text:span><text:span text:style-name="T6">issue de la noblesse,</text:span><text:span text:style-name="T5"> </text:span><text:span text:style-name="T6">se marie avec Henry de Sévigné, qui possède le fief de Sévigné. Connue pour sa correspondance avec sa fille, Françoise Marguerite de Sévigné, elle devient une des écrivaines les plus célèbres du 17</text:span><text:span text:style-name="T7">e</text:span><text:span text:style-name="T6"> siècle. Venue à Montpellier pour consulter des spécialistes de la médecine, elle séjourne en 1672 chez madame la présidente de la Roche, 13 rue de la Croix d’or, où elle rencontre Madame de Castries et son frère le cardinal de Bonzi. Elle meurt en 1696.</text:span></text:p>
          </table:table-cell>
          <table:table-cell table:number-columns-repeated="2" office:value-type="string" calcext:value-type="string">
            <text:p>https://fr.wikipedia.org/wiki/Madame_de_S%C3%A9vign%C3%A9</text:p>
          </table:table-cell>
          <table:table-cell office:value-type="string" calcext:value-type="string">
            <text:p>Epouse de Henry de Sévigné, mère de Françoise Marguerite de Sévigné, amie de madame la présidente de la Roche, Madame de Castries et son frère le cardinal de Bonzi</text:p>
          </table:table-cell>
          <table:table-cell office:value-type="string" calcext:value-type="string">
            <text:p>Née en 1626, Marie de Rabutin-Chantal, issue de la noblesse, se marie avec Henry de Sévigné, qui possède le fief de Sévigné. Connue pour sa correspondance avec sa fille, Françoise Marguerite de Sévigné, elle devient une des écrivaines les plus célèbres du 17e siècle. </text:p>
          </table:table-cell>
          <table:table-cell office:value-type="string" calcext:value-type="string">
            <text:p>Venue à Montpellier pour consulter des spécialistes de la médecine, elle séjourne en 1672 chez madame la présidente de la Roche, 13 rue de la Croix d’or, où elle rencontre Madame de Castries et son frère le cardinal de Bonzi. Elle meurt en 1696.</text:p>
          </table:table-cell>
          <table:table-cell table:number-columns-repeated="1006"/>
        </table:table-row>
        <table:table-row table:style-name="ro2">
          <table:table-cell office:value-type="float" office:value="9" calcext:value-type="float">
            <text:p>9</text:p>
          </table:table-cell>
          <table:table-cell office:value-type="string" calcext:value-type="string">
            <text:p>Madame Dunoyer</text:p>
          </table:table-cell>
          <table:table-cell/>
          <table:table-cell office:value-type="string" calcext:value-type="string">
            <text:p>écrivaine, journaliste, bourgeoise, protestante, voyageuse, Gévaudan</text:p>
          </table:table-cell>
          <table:table-cell office:value-type="float" office:value="4" calcext:value-type="float">
            <text:p>4</text:p>
          </table:table-cell>
          <table:table-cell office:value-type="float" office:value="1663" calcext:value-type="float">
            <text:p>1663</text:p>
          </table:table-cell>
          <table:table-cell office:value-type="float" office:value="1719" calcext:value-type="float">
            <text:p>1719</text:p>
          </table:table-cell>
          <table:table-cell/>
          <table:table-cell table:number-columns-repeated="2" office:value-type="string" calcext:value-type="string">
            <text:p>Nîmes</text:p>
          </table:table-cell>
          <table:table-cell office:value-type="string" calcext:value-type="string">
            <text:p>43.836799</text:p>
          </table:table-cell>
          <table:table-cell office:value-type="string" calcext:value-type="string">
            <text:p>4.359864</text:p>
          </table:table-cell>
          <table:table-cell office:value-type="string" calcext:value-type="string">
            <text:p>Anne-Marguerite Petit, épouse Dunoyer, est née le 12 juin 1663 à Nîmes, dans la bourgeoisie protestante. Journaliste et voyageuse, elle est l’auteure des Lettres historiques et galantes, où elle raconte ses différents voyages et ses séjours dans le Midi de la France  ; elle rapporte notamment ses rencontres avec les sœurs Gévaudan, de Montpellier  : Jeanne de Gévaudan, comtesse de Ganges, et Gabrielle de Gévaudan, épouse d’Henry de Mariotte. Aux yeux de Madame Dunoyer, Gabrielle de Gévaudan avait les capacités pour diriger un empire  !</text:p>
            <text:p>Madame Dunoyer meurt en 1719.</text:p>
          </table:table-cell>
          <table:table-cell table:number-columns-repeated="2" office:value-type="string" calcext:value-type="string">
            <text:p>https://fr.wikipedia.org/wiki/Anne-Marguerite_Petit_Dunoyer</text:p>
          </table:table-cell>
          <table:table-cell office:value-type="string" calcext:value-type="string">
            <text:p>Epouse de Dunoyer, amie de Jeanne de Gévaudan et Gabrielle de Gévaudan</text:p>
          </table:table-cell>
          <table:table-cell office:value-type="string" calcext:value-type="string">
            <text:p>Anne-Marguerite Petit, épouse Dunoyer, est née le 12 juin 1663 à Nîmes, dans la bourgeoisie protestante. Journaliste et voyageuse, elle est l’auteure des Lettres historiques et galantes, où elle raconte ses différents voyages et ses séjours dans le Midi de la France  ; elle rapporte notamment ses rencontres avec les sœurs Gévaudan, de Montpellier  : Jeanne de Gévaudan, comtesse de Ganges, et Gabrielle de Gévaudan, épouse d’Henry de Mariotte. </text:p>
          </table:table-cell>
          <table:table-cell office:value-type="string" calcext:value-type="string">
            <text:p>Aux yeux de Madame Dunoyer, Gabrielle de Gévaudan avait les capacités pour diriger un empire  ! Madame Dunoyer meurt en 1719.</text:p>
          </table:table-cell>
          <table:table-cell table:number-columns-repeated="1006"/>
        </table:table-row>
        <table:table-row table:style-name="ro2">
          <table:table-cell office:value-type="float" office:value="10" calcext:value-type="float">
            <text:p>10</text:p>
          </table:table-cell>
          <table:table-cell office:value-type="string" calcext:value-type="string">
            <text:p>Anne-Marie-Louise d'Orléans</text:p>
          </table:table-cell>
          <table:table-cell office:value-type="string" calcext:value-type="string">
            <text:p>Duchesse de Montpensier</text:p>
          </table:table-cell>
          <table:table-cell office:value-type="string" calcext:value-type="string">
            <text:p>aristocrate, Louis XIV, la Grande Mademoiselle</text:p>
          </table:table-cell>
          <table:table-cell office:value-type="float" office:value="4" calcext:value-type="float">
            <text:p>4</text:p>
          </table:table-cell>
          <table:table-cell office:value-type="float" office:value="1627" calcext:value-type="float">
            <text:p>1627</text:p>
          </table:table-cell>
          <table:table-cell office:value-type="float" office:value="1693" calcext:value-type="float">
            <text:p>1693</text:p>
          </table:table-cell>
          <table:table-cell/>
          <table:table-cell office:value-type="string" calcext:value-type="string">
            <text:p>Versailles</text:p>
          </table:table-cell>
          <table:table-cell table:number-columns-repeated="3"/>
          <table:table-cell office:value-type="string" calcext:value-type="string">
            <text:p>Anne-Marie-Louise d'Orléans (1627-1693) est la fille de Gaston de France, Duc d’Orléans, et la cousine germaine du Roi Louis XIV. Duchesse de Montpensier, elle est surnommée «  la Grande Mademoiselle  ».</text:p>
            <text:p>Elle séjourne quelques jours à Montpellier et est invitée au bal de Madame de La Motte-Argencourt. Selon ses Mémoires, la « Grande Mademoiselle » tient à se faire son opinion sur la beauté des dames de Montpellier, dont la réputation est parvenue jusqu’aux oreilles des membres de la cour de Versailles.</text:p>
          </table:table-cell>
          <table:table-cell table:number-columns-repeated="2" office:value-type="string" calcext:value-type="string">
            <text:p>https://fr.wikipedia.org/wiki/Anne-Marie-Louise_d%27Orl%C3%A9ans</text:p>
          </table:table-cell>
          <table:table-cell office:value-type="string" calcext:value-type="string">
            <text:p>Fille de Gaston de France, Duc d’Orléans, et cousine germaine du Roi Louis XIV.</text:p>
          </table:table-cell>
          <table:table-cell office:value-type="string" calcext:value-type="string">
            <text:p>Anne-Marie-Louise d'Orléans (1627-1693) est la fille de Gaston de France, Duc d’Orléans, et la cousine germaine du Roi Louis XIV. Duchesse de Montpensier, elle est surnommée «  la Grande Mademoiselle  ».</text:p>
            <text:p>Elle séjourne quelques jours à Montpellier et est invitée au bal de Madame de La Motte-Argencourt. </text:p>
          </table:table-cell>
          <table:table-cell office:value-type="string" calcext:value-type="string">
            <text:p>Selon ses Mémoires, la « Grande Mademoiselle » tient à se faire son opinion sur la beauté des dames de Montpellier, dont la réputation est parvenue jusqu’aux oreilles des membres de la cour de Versailles.</text:p>
          </table:table-cell>
          <table:table-cell table:number-columns-repeated="1006"/>
        </table:table-row>
        <table:table-row table:style-name="ro6">
          <table:table-cell office:value-type="float" office:value="11" calcext:value-type="float">
            <text:p>11</text:p>
          </table:table-cell>
          <table:table-cell office:value-type="string" calcext:value-type="string">
            <text:p>Isabeau de Bonzi</text:p>
          </table:table-cell>
          <table:table-cell office:value-type="string" calcext:value-type="string">
            <text:p>Marquise de Castries</text:p>
          </table:table-cell>
          <table:table-cell office:value-type="string" calcext:value-type="string">
            <text:p>aristocrate, précieuse, salonnière, littérature galante, Thomas de Rosset</text:p>
          </table:table-cell>
          <table:table-cell office:value-type="float" office:value="4" calcext:value-type="float">
            <text:p>4</text:p>
          </table:table-cell>
          <table:table-cell office:value-type="float" office:value="1626" calcext:value-type="float">
            <text:p>1626</text:p>
          </table:table-cell>
          <table:table-cell table:number-columns-repeated="2"/>
          <table:table-cell table:number-columns-repeated="2" office:value-type="string" calcext:value-type="string">
            <text:p>31, rue Saint-Guilhem, Montpellier</text:p>
          </table:table-cell>
          <table:table-cell office:value-type="string" calcext:value-type="string">
            <text:p>43.609169</text:p>
          </table:table-cell>
          <table:table-cell office:value-type="string" calcext:value-type="string">
            <text:p>3.874291</text:p>
          </table:table-cell>
          <table:table-cell office:value-type="string" calcext:value-type="string">
            <text:p>Isabeau de Bonzi, née en 1626 à Mantoue en Italie, devient célèbre suite à son mariage avec le</text:p>
            <text:p>lieutenant général du Languedoc et gouverneur de Montpellier, de quinze ans son aîné, Réné-Gaspard de la Croix, marquis de Castries. Le couple habite dans un hôtel particulier au 31 de la rue Saint-Guilhem.</text:p>
            <text:p>Isabeau de Castries occupe une place prépondérante dans l’ouvrage de Thomas de Rosset, publié en 1660, Portraits des plus belles dames de Montpellier. Elle est réputée pour ses attraits physiques et moraux  ; elle est connue sous le nom de «  Corinne  » dans les salons précieux montpelliérains et parisiens. Elle passe pour l'un des plus beaux esprits de la ville.</text:p>
            <text:p>Isabeau de Castries est la sœur aînée du cardinal de Bonzi, célèbre pour sa liaison avec Jeanne de Gévaudan, comtesse de Ganges.</text:p>
          </table:table-cell>
          <table:table-cell office:value-type="string" calcext:value-type="string">
            <text:p>https://commons.wikimedia.org/wiki/File:Troy-Marquise_de_Castries.JPG</text:p>
          </table:table-cell>
          <table:table-cell office:value-type="string" calcext:value-type="string">
            <text:p>https://fr.wikipedia.org/wiki/Famille_de_La_Croix_de_Castries</text:p>
          </table:table-cell>
          <table:table-cell office:value-type="string" calcext:value-type="string">
            <text:p>Epouse de René-Gaspard de la Croix, marquis de Castries, sœur ainée du cardinal de Bonzi</text:p>
          </table:table-cell>
          <table:table-cell office:value-type="string" calcext:value-type="string">
            <text:p>Isabeau de Bonzi, née en 1626 à Mantoue en Italie, devient célèbre suite à son mariage avec le</text:p>
            <text:p>lieutenant général du Languedoc et gouverneur de Montpellier, de quinze ans son aîné, Réné-Gaspard de la Croix, marquis de Castries. Le couple habite dans un hôtel particulier au 31 de la rue Saint-Guilhem.</text:p>
          </table:table-cell>
          <table:table-cell office:value-type="string" calcext:value-type="string">
            <text:p>Isabeau de Castries occupe une place prépondérante dans l’ouvrage de Thomas de Rosset, publié en 1660, Portraits des plus belles dames de Montpellier. Elle est réputée pour ses attraits physiques et moraux  ; elle est connue sous le nom de «  Corinne  » dans les salons précieux montpelliérains et parisiens. Elle passe pour l'un des plus beaux esprits de la ville.</text:p>
          </table:table-cell>
          <table:table-cell office:value-type="string" calcext:value-type="string">
            <text:p/>
            <text:p>Isabeau de Castries est la sœur aînée du cardinal de Bonzi, célèbre pour sa liaison avec Jeanne de Gévaudan, comtesse de Ganges.</text:p>
          </table:table-cell>
          <table:table-cell table:number-columns-repeated="1005"/>
        </table:table-row>
        <table:table-row table:style-name="ro3">
          <table:table-cell office:value-type="float" office:value="12" calcext:value-type="float">
            <text:p>12</text:p>
          </table:table-cell>
          <table:table-cell office:value-type="string" calcext:value-type="string">
            <text:p>Françoise de la Croix de Castries</text:p>
          </table:table-cell>
          <table:table-cell/>
          <table:table-cell office:value-type="string" calcext:value-type="string">
            <text:p>aristocrate, précieuse, salonnière, littérature galante</text:p>
          </table:table-cell>
          <table:table-cell office:value-type="float" office:value="4" calcext:value-type="float">
            <text:p>4</text:p>
          </table:table-cell>
          <table:table-cell table:number-columns-repeated="2"/>
          <table:table-cell office:value-type="float" office:value="1670" calcext:value-type="float">
            <text:p>1670</text:p>
          </table:table-cell>
          <table:table-cell table:number-columns-repeated="2" office:value-type="string" calcext:value-type="string">
            <text:p>Castries</text:p>
          </table:table-cell>
          <table:table-cell office:value-type="string" calcext:value-type="string">
            <text:p>43.678060</text:p>
          </table:table-cell>
          <table:table-cell office:value-type="string" calcext:value-type="string">
            <text:p>3.986972</text:p>
          </table:table-cell>
          <table:table-cell table:style-name="ce2" office:value-type="string" calcext:value-type="string">
            <text:p>Fille du marquis de Castries, René de la Croix, elle est née du premier mariage de son père  ; elle est donc la belle-fille d’Isabeau de Bonzi, la seconde épouse du marquis de Castries. Comme Isabeau, Françoise fréquente les salons précieux, où elle est surnommée «  Cléobuline  ».</text:p>
          </table:table-cell>
          <table:table-cell table:number-columns-repeated="2"/>
          <table:table-cell office:value-type="string" calcext:value-type="string">
            <text:p>Fille du marquis de Castris René de la Croix, belle-fille d'Isabeau de Bonzi</text:p>
          </table:table-cell>
          <table:table-cell office:value-type="string" calcext:value-type="string">
            <text:p>Fille du marquis de Castries, René de la Croix, elle est née du premier mariage de son père  ; elle est donc la belle-fille d’Isabeau de Bonzi, la seconde épouse du marquis de Castries. Comme Isabeau, Françoise fréquente les salons précieux, où elle est surnommée «  Cléobuline  ».</text:p>
          </table:table-cell>
          <table:table-cell table:number-columns-repeated="1007"/>
        </table:table-row>
        <table:table-row table:style-name="ro2">
          <table:table-cell office:value-type="float" office:value="13" calcext:value-type="float">
            <text:p>13</text:p>
          </table:table-cell>
          <table:table-cell office:value-type="string" calcext:value-type="string">
            <text:p>Françoise de La Roche</text:p>
          </table:table-cell>
          <table:table-cell/>
          <table:table-cell office:value-type="string" calcext:value-type="string">
            <text:p>aristocrate, précieuse, salonnière, littérature galante, Thomas de Rosset</text:p>
          </table:table-cell>
          <table:table-cell office:value-type="float" office:value="4" calcext:value-type="float">
            <text:p>4</text:p>
          </table:table-cell>
          <table:table-cell office:value-type="float" office:value="1630" calcext:value-type="float">
            <text:p>1630</text:p>
          </table:table-cell>
          <table:table-cell office:value-type="float" office:value="1721" calcext:value-type="float">
            <text:p>1721</text:p>
          </table:table-cell>
          <table:table-cell/>
          <table:table-cell table:number-columns-repeated="2" office:value-type="string" calcext:value-type="string">
            <text:p>13 rue de la Croix d'or, Montpellier</text:p>
          </table:table-cell>
          <table:table-cell office:value-type="string" calcext:value-type="string">
            <text:p>43.609076</text:p>
          </table:table-cell>
          <table:table-cell office:value-type="string" calcext:value-type="string">
            <text:p>3.877968</text:p>
          </table:table-cell>
          <table:table-cell office:value-type="string" calcext:value-type="string">
            <text:p>Françoise de Rozel, née en 1630, épouse en 1650 Claude de la Roche, président de la Cour des comptes de Montpellier. Elle décède en 1721. Le couple réside 13 rue de la Croix d’or, où séjourne Madame de Sévigné, lors de son passage à Montpellier en 1672.</text:p>
            <text:p>Elle a la réputation d’être l’une des plus belles et des plus élégantes de Montpellier. Elle passe pour l'un des plus beaux esprits de la ville, et figure en bonne place parmi les Portraits des plus belles dames de Montpellier de Thomas de Rosset (1660).</text:p>
          </table:table-cell>
          <table:table-cell table:number-columns-repeated="2"/>
          <table:table-cell office:value-type="string" calcext:value-type="string">
            <text:p>Epouse de Claude de la Roche, amie de Madame de Sévigné</text:p>
          </table:table-cell>
          <table:table-cell office:value-type="string" calcext:value-type="string">
            <text:p>Françoise de Rozel, née en 1630, épouse en 1650 Claude de la Roche, président de la Cour des comptes de Montpellier. Elle décède en 1721. Le couple réside 13 rue de la Croix d’or, où séjourne Madame de Sévigné, lors de son passage à Montpellier en 1672.</text:p>
          </table:table-cell>
          <table:table-cell office:value-type="string" calcext:value-type="string">
            <text:p>Elle a la réputation d’être l’une des plus belles et des plus élégantes de Montpellier. Elle passe pour l'un des plus beaux esprits de la ville, et figure en bonne place parmi les Portraits des plus belles dames de Montpellier de Thomas de Rosset (1660).</text:p>
          </table:table-cell>
          <table:table-cell table:number-columns-repeated="1006"/>
        </table:table-row>
        <table:table-row table:style-name="ro7">
          <table:table-cell office:value-type="float" office:value="14" calcext:value-type="float">
            <text:p>14</text:p>
          </table:table-cell>
          <table:table-cell office:value-type="string" calcext:value-type="string">
            <text:p>Anne-Madelaine de Conty d'Argencourt</text:p>
          </table:table-cell>
          <table:table-cell/>
          <table:table-cell office:value-type="string" calcext:value-type="string">
            <text:p>aristocrate, Louis XIV, scandale, repentie, dame de charité</text:p>
          </table:table-cell>
          <table:table-cell office:value-type="float" office:value="4" calcext:value-type="float">
            <text:p>4</text:p>
          </table:table-cell>
          <table:table-cell office:value-type="float" office:value="1641" calcext:value-type="float">
            <text:p>1641</text:p>
          </table:table-cell>
          <table:table-cell table:number-columns-repeated="2"/>
          <table:table-cell table:number-columns-repeated="2" office:value-type="string" calcext:value-type="string">
            <text:p>rue de la Monnaie, Montpellier</text:p>
          </table:table-cell>
          <table:table-cell office:value-type="string" calcext:value-type="string">
            <text:p>43.610629</text:p>
          </table:table-cell>
          <table:table-cell office:value-type="string" calcext:value-type="string">
            <text:p>3.879197</text:p>
          </table:table-cell>
          <table:table-cell office:value-type="string" calcext:value-type="string">
            <text:p>Fille de madame de La Motte-d'Argencourt, baptisée à Montpellier en 1641, elle est connue pour la finesse de ses traits, et aurait joué sur scène dans le ballet de Molière Les incompatibles, lors de la création à Montpellier en janvier ou février 1655<text:span text:style-name="T8">.</text:span></text:p>
            <text:p>Nommée en 1657 dame de compagnie de la reine-mère, Anne d’Autriche (1601–1666), elle devient la maîtresse du roi Louis XIV. Repentie de sa vie légère et agitée à la Cour, elle se retire au couvent parisien des Filles de Sainte-Marie de Chaillot. Elle fait don par testament de son immeuble de Montpellier (rue de la Monnaie) à la congrégation des Dames de la Miséricorde afin qu’elles aident les malades.</text:p>
          </table:table-cell>
          <table:table-cell office:value-type="string" calcext:value-type="string">
            <text:p>http://favoritesroyales.canalblog.com/archives/2012/07/26/24782600.html</text:p>
          </table:table-cell>
          <table:table-cell office:value-type="string" calcext:value-type="string">
            <text:p>https://fr.wikipedia.org/wiki/Anne-Madeleine_de_Conty_d%27Argencourt</text:p>
          </table:table-cell>
          <table:table-cell office:value-type="string" calcext:value-type="string">
            <text:p>Fille de Madame de la Motte-d'Argencourt, dame de compagnie de la reine-mère Anne d'Autriche, maitresse du roi Louis XIV</text:p>
          </table:table-cell>
          <table:table-cell office:value-type="string" calcext:value-type="string">
            <text:p>Fille de madame de La Motte-d'Argencourt, baptisée à Montpellier en 1641, elle est connue pour la finesse de ses traits, et aurait joué sur scène dans le ballet de Molière Les incompatibles, lors de la création à Montpellier en janvier ou février 1655.</text:p>
            <text:p/>
          </table:table-cell>
          <table:table-cell office:value-type="string" calcext:value-type="string">
            <text:p>Nommée en 1657 dame de compagnie de la reine-mère, Anne d’Autriche (1601–1666), elle devient la maîtresse du roi Louis XIV. Repentie de sa vie légère et agitée à la Cour, elle se retire au couvent parisien des Filles de Sainte-Marie de Chaillot. </text:p>
          </table:table-cell>
          <table:table-cell office:value-type="string" calcext:value-type="string">
            <text:p>Elle fait don par testament de son immeuble de Montpellier (rue de la Monnaie) à la congrégation des Dames de la Miséricorde afin qu’elles aident les malades.</text:p>
          </table:table-cell>
          <table:table-cell table:number-columns-repeated="1005"/>
        </table:table-row>
        <table:table-row table:style-name="ro8">
          <table:table-cell office:value-type="float" office:value="15" calcext:value-type="float">
            <text:p>15</text:p>
          </table:table-cell>
          <table:table-cell office:value-type="string" calcext:value-type="string">
            <text:p>Gabrielle de Gévaudan</text:p>
          </table:table-cell>
          <table:table-cell office:value-type="string" calcext:value-type="string">
            <text:p>épouse Mariotte</text:p>
          </table:table-cell>
          <table:table-cell office:value-type="string" calcext:value-type="string">
            <text:p>aristocrate, précieuse, salonnière, littérature galante, Thomas de Rosset</text:p>
          </table:table-cell>
          <table:table-cell office:value-type="float" office:value="4" calcext:value-type="float">
            <text:p>4</text:p>
          </table:table-cell>
          <table:table-cell office:value-type="float" office:value="1641" calcext:value-type="float">
            <text:p>1641</text:p>
          </table:table-cell>
          <table:table-cell office:value-type="float" office:value="1708" calcext:value-type="float">
            <text:p>1708</text:p>
          </table:table-cell>
          <table:table-cell/>
          <table:table-cell table:number-columns-repeated="2" office:value-type="string" calcext:value-type="string">
            <text:p>3 rue de l'Aiguillerie, Montpellier</text:p>
          </table:table-cell>
          <table:table-cell office:value-type="string" calcext:value-type="string">
            <text:p>43.610508</text:p>
          </table:table-cell>
          <table:table-cell office:value-type="string" calcext:value-type="string">
            <text:p>3.877375</text:p>
          </table:table-cell>
          <table:table-cell office:value-type="string" calcext:value-type="string">
            <text:p>Née en 1641, Gabrielle de Gévaudan est la sœur aînée de Jeanne de Gévaudan. Elles sont toutes deux réputées pour êtres les plus belles dames de la ville, bien que Jeanne soit considérée pour ses traits physiques et Gabrielle pour son intelligence, comme nous le montre les Lettres de Madame Dunoyer.</text:p>
            <text:p>Gabrielle épouse en 1658 Henri de Mariotte, président de la Cour des comptes et de quarante ans son aîné, avec qui elle loge dans un hôtel particulier du 3 rue de l’Aiguillerie, à l’angle de la rue de la Loge.</text:p>
            <text:p>Thomas de Rosset, ami proche du frère d’Henri de Mariotte, la fait figurer en bonne place dans ses Portraits des plus belles dames de Montpellier (1660)  : l’auteur loue son intelligence, son ambition et son fort caractère. Elle est l’archétype de la «  femme savante  » du 17e siècle.</text:p>
          </table:table-cell>
          <table:table-cell table:number-columns-repeated="2"/>
          <table:table-cell office:value-type="string" calcext:value-type="string">
            <text:p>Sœur ainée de Jeanne de Gévaudan, épouse de Henri de Mariotte</text:p>
          </table:table-cell>
          <table:table-cell office:value-type="string" calcext:value-type="string">
            <text:p>Née en 1641, Gabrielle de Gévaudan est la sœur aînée de Jeanne de Gévaudan. Elles sont toutes deux réputées pour êtres les plus belles dames de la ville, bien que Jeanne soit considérée pour ses traits physiques et Gabrielle pour son intelligence, comme nous le montre les Lettres de Madame Dunoyer.</text:p>
          </table:table-cell>
          <table:table-cell office:value-type="string" calcext:value-type="string">
            <text:p>Gabrielle épouse en 1658 Henri de Mariotte, président de la Cour des comptes et de quarante ans son aîné, avec qui elle loge dans un hôtel particulier du 3 rue de l’Aiguillerie, à l’angle de la rue de la Loge.</text:p>
            <text:p>Thomas de Rosset, ami proche du frère d’Henri de Mariotte, la fait figurer en bonne place dans ses Portraits des plus belles dames de Montpellier (1660)  : l’auteur loue son intelligence, son ambition et son fort caractère.</text:p>
          </table:table-cell>
          <table:table-cell office:value-type="string" calcext:value-type="string">
            <text:p>Elle est l’archétype de la «  femme savante  » du 17e siècle.</text:p>
          </table:table-cell>
          <table:table-cell table:number-columns-repeated="1005"/>
        </table:table-row>
        <table:table-row table:style-name="ro2">
          <table:table-cell office:value-type="float" office:value="16" calcext:value-type="float">
            <text:p>16</text:p>
          </table:table-cell>
          <table:table-cell office:value-type="string" calcext:value-type="string">
            <text:p>Jeanne de Gévaudan</text:p>
          </table:table-cell>
          <table:table-cell office:value-type="string" calcext:value-type="string">
            <text:p>comtesse de Ganges</text:p>
          </table:table-cell>
          <table:table-cell office:value-type="string" calcext:value-type="string">
            <text:p>aristocrate, précieuse, salonnière, littérature galante, scandale</text:p>
          </table:table-cell>
          <table:table-cell office:value-type="float" office:value="4" calcext:value-type="float">
            <text:p>4</text:p>
          </table:table-cell>
          <table:table-cell office:value-type="float" office:value="1643" calcext:value-type="float">
            <text:p>1643</text:p>
          </table:table-cell>
          <table:table-cell table:number-columns-repeated="2"/>
          <table:table-cell table:number-columns-repeated="2" office:value-type="string" calcext:value-type="string">
            <text:p>place Chabaneau, Montpellier</text:p>
          </table:table-cell>
          <table:table-cell office:value-type="string" calcext:value-type="string">
            <text:p>43.611549</text:p>
          </table:table-cell>
          <table:table-cell office:value-type="string" calcext:value-type="string">
            <text:p>3.876109</text:p>
          </table:table-cell>
          <table:table-cell office:value-type="string" calcext:value-type="string">
            <text:p>Née en 1643, elle est la seconde fille de Charles de Gévaudan, conseiller-juge au présidial de Nîmes, et la jeune sœur de Gabrielle de Gévaudan.</text:p>
            <text:p>Elle est la maîtresse du cardinal Pierre de Bonzi, qui fait construire pour elle un palais place Chabaneau (l’hôtel de Ganges, occupé aujourd’hui par la préfecture). Pour faire taire les rumeurs autour de sa liaison, elle épouse en 1689 avec François de Vissec de la Tude, comte de Ganges.</text:p>
          </table:table-cell>
          <table:table-cell table:number-columns-repeated="2"/>
          <table:table-cell office:value-type="string" calcext:value-type="string">
            <text:p>Fille de Charles de Gévaudan, épouse de François de Vissec de la Tude, maitresse du cardinal de Bonzi, sœur de Gabrielle de Gévaudat</text:p>
          </table:table-cell>
          <table:table-cell office:value-type="string" calcext:value-type="string">
            <text:p>Née en 1643, elle est la seconde fille de Charles de Gévaudan, conseiller-juge au présidial de Nîmes, et la jeune sœur de Gabrielle de Gévaudan.</text:p>
            <text:p>Elle est la maîtresse du cardinal Pierre de Bonzi, qui fait construire pour elle un palais place Chabaneau (l’hôtel de Ganges, occupé aujourd’hui par la préfecture).</text:p>
          </table:table-cell>
          <table:table-cell office:value-type="string" calcext:value-type="string">
            <text:p>Pour faire taire les rumeurs autour de sa liaison, elle épouse en 1689 avec François de Vissec de la Tude, comte de Ganges.</text:p>
          </table:table-cell>
          <table:table-cell table:number-columns-repeated="1006"/>
        </table:table-row>
        <table:table-row table:style-name="ro2">
          <table:table-cell office:value-type="float" office:value="17" calcext:value-type="float">
            <text:p>17</text:p>
          </table:table-cell>
          <table:table-cell office:value-type="string" calcext:value-type="string">
            <text:p>Françoise de Bon</text:p>
          </table:table-cell>
          <table:table-cell office:value-type="string" calcext:value-type="string">
            <text:p>baronne de Murles</text:p>
          </table:table-cell>
          <table:table-cell office:value-type="string" calcext:value-type="string">
            <text:p>aristocrate, précieuse, salonnière, littérature galante, Thomas de Rosset</text:p>
          </table:table-cell>
          <table:table-cell office:value-type="float" office:value="4" calcext:value-type="float">
            <text:p>4</text:p>
          </table:table-cell>
          <table:table-cell office:value-type="float" office:value="1644" calcext:value-type="float">
            <text:p>1644</text:p>
          </table:table-cell>
          <table:table-cell table:number-columns-repeated="2"/>
          <table:table-cell table:number-columns-repeated="2" office:value-type="string" calcext:value-type="string">
            <text:p>rue de la Providence, Montpellier</text:p>
          </table:table-cell>
          <table:table-cell office:value-type="string" calcext:value-type="string">
            <text:p>43.614045</text:p>
          </table:table-cell>
          <table:table-cell office:value-type="string" calcext:value-type="string">
            <text:p>3.875624</text:p>
          </table:table-cell>
          <table:table-cell office:value-type="string" calcext:value-type="string">
            <text:p>Née en 1644, Françoise de Bon épouse en 1659 François de Montlaur, baron de Murles. Ils vivent à Montpellier dans une maison située au bas de la rue de la Providence. Thomas de Rosset, dans son ouvrage Portraits des belles dames de Montpellier (1660), la décrit comme l’incarnation d’une noblesse sans artifices.</text:p>
            <text:p>Photo en fichier joint</text:p>
          </table:table-cell>
          <table:table-cell table:number-columns-repeated="2"/>
          <table:table-cell office:value-type="string" calcext:value-type="string">
            <text:p>Epouse de François de Montlaur, baron de Murles</text:p>
          </table:table-cell>
          <table:table-cell office:value-type="string" calcext:value-type="string">
            <text:p>Née en 1644, Françoise de Bon épouse en 1659 François de Montlaur, baron de Murles. Ils vivent à Montpellier dans une maison située au bas de la rue de la Providence. Thomas de Rosset, dans son ouvrage Portraits des belles dames de Montpellier (1660), la décrit comme l’incarnation d’une noblesse sans artifices.</text:p>
          </table:table-cell>
          <table:table-cell table:number-columns-repeated="1007"/>
        </table:table-row>
        <table:table-row table:style-name="ro5">
          <table:table-cell office:value-type="float" office:value="18" calcext:value-type="float">
            <text:p>18</text:p>
          </table:table-cell>
          <table:table-cell office:value-type="string" calcext:value-type="string">
            <text:p>Judith de Saussure</text:p>
          </table:table-cell>
          <table:table-cell/>
          <table:table-cell office:value-type="string" calcext:value-type="string">
            <text:p>aristocrate, Voltaire, scandale, salonnière</text:p>
          </table:table-cell>
          <table:table-cell office:value-type="float" office:value="5" calcext:value-type="float">
            <text:p>5</text:p>
          </table:table-cell>
          <table:table-cell office:value-type="float" office:value="1745" calcext:value-type="float">
            <text:p>1745</text:p>
          </table:table-cell>
          <table:table-cell office:value-type="float" office:value="1809" calcext:value-type="float">
            <text:p>1809</text:p>
          </table:table-cell>
          <table:table-cell/>
          <table:table-cell office:value-type="string" calcext:value-type="string">
            <text:p>Montpellier</text:p>
          </table:table-cell>
          <table:table-cell table:number-columns-repeated="3"/>
          <table:table-cell table:style-name="ce3" office:value-type="string" calcext:value-type="string">
            <text:p><text:span text:style-name="T1">Née à Genève en 1745 et décédée en 1809, Judith de Saussure fait la connaissance de Voltaire en 1768, à 28 ans  : une rumeur lui prête une liaison avec le grand philosophe, de cinquante ans son aîné. Surnommée « la Messaline de Genève », elle se réfugie à Montpellier en 1777 pour fuir le scandale et soigner sa santé fragile. Elle s’intègre alors dans la bonne société et tient salon en ville.</text:span></text:p>
          </table:table-cell>
          <table:table-cell table:number-columns-repeated="2"/>
          <table:table-cell office:value-type="string" calcext:value-type="string">
            <text:p>Maitresse de Voltaire (?)</text:p>
          </table:table-cell>
          <table:table-cell office:value-type="string" calcext:value-type="string">
            <text:p>Née à Genève en 1745 et décédée en 1809, Judith de Saussure fait la connaissance de Voltaire en 1768, à 28 ans  : une rumeur lui prête une liaison avec le grand philosophe, de cinquante ans son aîné. Surnommée « la Messaline de Genève », elle se réfugie à Montpellier en 1777 pour fuir le scandale et soigner sa santé fragile. Elle s’intègre alors dans la bonne société et tient salon en ville.</text:p>
          </table:table-cell>
          <table:table-cell table:number-columns-repeated="1007"/>
        </table:table-row>
        <table:table-row table:style-name="ro3">
          <table:table-cell office:value-type="float" office:value="19" calcext:value-type="float">
            <text:p>19</text:p>
          </table:table-cell>
          <table:table-cell office:value-type="string" calcext:value-type="string">
            <text:p>Demoiselle Pagès</text:p>
          </table:table-cell>
          <table:table-cell/>
          <table:table-cell office:value-type="string" calcext:value-type="string">
            <text:p>bourgeoise, presse, femme chef d'entreprise, pionnière</text:p>
          </table:table-cell>
          <table:table-cell office:value-type="float" office:value="5" calcext:value-type="float">
            <text:p>5</text:p>
          </table:table-cell>
          <table:table-cell table:number-columns-repeated="2"/>
          <table:table-cell office:value-type="float" office:value="1750" calcext:value-type="float">
            <text:p>1750</text:p>
          </table:table-cell>
          <table:table-cell office:value-type="string" calcext:value-type="string">
            <text:p>Montpellier</text:p>
          </table:table-cell>
          <table:table-cell table:number-columns-repeated="3"/>
          <table:table-cell table:style-name="ce2" office:value-type="string" calcext:value-type="string">
            <text:p>Epouse du sieur Marinier, elle crée et dirige, entre 1770 et 1774, la première feuille hebdomadaire montpelliéraine.</text:p>
          </table:table-cell>
          <table:table-cell table:number-columns-repeated="2"/>
          <table:table-cell office:value-type="string" calcext:value-type="string">
            <text:p>Epouse du sieur Marinier</text:p>
          </table:table-cell>
          <table:table-cell office:value-type="string" calcext:value-type="string">
            <text:p>Epouse du sieur Marinier, elle crée et dirige, entre 1770 et 1774, la première feuille hebdomadaire montpelliéraine.</text:p>
          </table:table-cell>
          <table:table-cell table:number-columns-repeated="1007"/>
        </table:table-row>
        <table:table-row table:style-name="ro2">
          <table:table-cell office:value-type="float" office:value="20" calcext:value-type="float">
            <text:p>20</text:p>
          </table:table-cell>
          <table:table-cell office:value-type="string" calcext:value-type="string">
            <text:p>Marie Blayne</text:p>
          </table:table-cell>
          <table:table-cell/>
          <table:table-cell office:value-type="string" calcext:value-type="string">
            <text:p>femme du peuple, protestante, femme d'engagement, condamnée à mort</text:p>
          </table:table-cell>
          <table:table-cell office:value-type="float" office:value="5" calcext:value-type="float">
            <text:p>5</text:p>
          </table:table-cell>
          <table:table-cell/>
          <table:table-cell office:value-type="float" office:value="1723" calcext:value-type="float">
            <text:p>1723</text:p>
          </table:table-cell>
          <table:table-cell/>
          <table:table-cell table:number-columns-repeated="2" office:value-type="string" calcext:value-type="string">
            <text:p>5 rue des Multipliants, Montpellier</text:p>
          </table:table-cell>
          <table:table-cell office:value-type="string" calcext:value-type="string">
            <text:p>43.608660</text:p>
          </table:table-cell>
          <table:table-cell office:value-type="string" calcext:value-type="string">
            <text:p>3.874757</text:p>
          </table:table-cell>
          <table:table-cell office:value-type="string" calcext:value-type="string">
            <text:p>Demeurée protestante alors que le protestantisme est interdit en France depuis la révocation de l’édit de Nantes en 1685, Marie Blayne organise des cultes protestants clandestins dans une maison au numéro 5 de la rue des Multipliants. Dénoncée, elle est arrêtée  : condamnée à mort comme «  prophétesse  » et prédicante, elle est pendue le 22 avril 1723.</text:p>
            <text:p>Elle est le seul nom féminin figurant sur la stèle commémorative, inaugurée en 2008 sur l’Esplanade de Montpellier, en mémoire des 35 prédicants huguenots exécutés.</text:p>
          </table:table-cell>
          <table:table-cell table:number-columns-repeated="2"/>
          <table:table-cell office:value-type="string" calcext:value-type="string">
            <text:p>Epouse d'Antoine Comte</text:p>
          </table:table-cell>
          <table:table-cell office:value-type="string" calcext:value-type="string">
            <text:p>Demeurée protestante alors que le protestantisme est interdit en France depuis la révocation de l’édit de Nantes en 1685, Marie Blayne organise des cultes protestants clandestins dans une maison au numéro 5 de la rue des Multipliants. Dénoncée, elle est arrêtée  : condamnée à mort comme «  prophétesse  » et prédicante, elle est pendue le 22 avril 1723.</text:p>
          </table:table-cell>
          <table:table-cell office:value-type="string" calcext:value-type="string">
            <text:p>Elle est le seul nom féminin figurant sur la stèle commémorative, inaugurée en 2008 sur l’Esplanade de Montpellier, en mémoire des 35 prédicants huguenots exécutés.</text:p>
          </table:table-cell>
          <table:table-cell table:number-columns-repeated="1006"/>
        </table:table-row>
        <table:table-row table:style-name="ro3">
          <table:table-cell office:value-type="float" office:value="21" calcext:value-type="float">
            <text:p>21</text:p>
          </table:table-cell>
          <table:table-cell office:value-type="string" calcext:value-type="string">
            <text:p>Elisabeth Coste</text:p>
          </table:table-cell>
          <table:table-cell/>
          <table:table-cell office:value-type="string" calcext:value-type="string">
            <text:p>femme du peuple, commerçante, affaire des galettes, condamnée à mort</text:p>
          </table:table-cell>
          <table:table-cell office:value-type="float" office:value="5" calcext:value-type="float">
            <text:p>5</text:p>
          </table:table-cell>
          <table:table-cell/>
          <table:table-cell office:value-type="float" office:value="1794" calcext:value-type="float">
            <text:p>1794</text:p>
          </table:table-cell>
          <table:table-cell/>
          <table:table-cell table:number-columns-repeated="2" office:value-type="string" calcext:value-type="string">
            <text:p>Halles Castellane, Montpellier</text:p>
          </table:table-cell>
          <table:table-cell office:value-type="string" calcext:value-type="string">
            <text:p>43.610407</text:p>
          </table:table-cell>
          <table:table-cell office:value-type="string" calcext:value-type="string">
            <text:p>3.876457</text:p>
          </table:table-cell>
          <table:table-cell table:style-name="ce2" office:value-type="string" calcext:value-type="string">
            <text:p>Marchande à Montpellier, elle est condamnée pour vol de farine et fabrication clandestine de galettes  : elle est guillotinée pour l’exemple le 8 avril 1794.</text:p>
          </table:table-cell>
          <table:table-cell table:number-columns-repeated="3"/>
          <table:table-cell office:value-type="string" calcext:value-type="string">
            <text:p>Marchande à Montpellier, elle est condamnée pour vol de farine et fabrication clandestine de galettes  : elle est guillotinée pour l’exemple le 8 avril 1794.</text:p>
          </table:table-cell>
          <table:table-cell table:number-columns-repeated="1007"/>
        </table:table-row>
        <table:table-row table:style-name="ro5">
          <table:table-cell office:value-type="float" office:value="22" calcext:value-type="float">
            <text:p>22</text:p>
          </table:table-cell>
          <table:table-cell office:value-type="string" calcext:value-type="string">
            <text:p>Catherine Trillet</text:p>
          </table:table-cell>
          <table:table-cell/>
          <table:table-cell office:value-type="string" calcext:value-type="string">
            <text:p>femme du peuple, scandale, libertinage, muse, Sade</text:p>
          </table:table-cell>
          <table:table-cell office:value-type="float" office:value="5" calcext:value-type="float">
            <text:p>5</text:p>
          </table:table-cell>
          <table:table-cell office:value-type="float" office:value="1756" calcext:value-type="float">
            <text:p>1756</text:p>
          </table:table-cell>
          <table:table-cell table:number-columns-repeated="2"/>
          <table:table-cell table:number-columns-repeated="2" office:value-type="string" calcext:value-type="string">
            <text:p>Chateau de Lacoste, Vaucluse</text:p>
          </table:table-cell>
          <table:table-cell office:value-type="string" calcext:value-type="string">
            <text:p>43.832428</text:p>
          </table:table-cell>
          <table:table-cell office:value-type="string" calcext:value-type="string">
            <text:p>5.271761</text:p>
          </table:table-cell>
          <table:table-cell table:style-name="ce3" office:value-type="string" calcext:value-type="string">
            <text:p><text:span text:style-name="T1">Née en 1756, elle est la fille d’un tisseur de couverture. A 22 ans, en 1786, elle devient la cuisinière du marquis de Sade. Suite à un scandale sexuel qui éclabousse le marquis, le père de la jeune fille essaye de la sauver « des entreprises d’un débauché ». Sade s’est inspiré de cette jeune fille pour créer l’une des héroïnes de son roman </text:span><text:span text:style-name="T3">Justine ou les malheurs de la vertu</text:span><text:span text:style-name="T4">.</text:span></text:p>
          </table:table-cell>
          <table:table-cell table:number-columns-repeated="2"/>
          <table:table-cell office:value-type="string" calcext:value-type="string">
            <text:p>Fille d'un tisseur de couverture, cuisinière du marquis de Sade</text:p>
          </table:table-cell>
          <table:table-cell office:value-type="string" calcext:value-type="string">
            <text:p>Née en 1756, elle est la fille d’un tisseur de couverture. A 22 ans, en 1786, elle devient la cuisinière du marquis de Sade. Suite à un scandale sexuel qui éclabousse le marquis, le père de la jeune fille essaye de la sauver « des entreprises d’un débauché ».</text:p>
          </table:table-cell>
          <table:table-cell office:value-type="string" calcext:value-type="string">
            <text:p><text:s/>Sade s’est inspiré de cette jeune fille pour créer l’une des héroïnes de son roman Justine ou les malheurs de la vertu.</text:p>
          </table:table-cell>
          <table:table-cell table:number-columns-repeated="1006"/>
        </table:table-row>
        <table:table-row table:style-name="ro3">
          <table:table-cell office:value-type="float" office:value="23" calcext:value-type="float">
            <text:p>23</text:p>
          </table:table-cell>
          <table:table-cell office:value-type="string" calcext:value-type="string">
            <text:p>Jeanne-Marie Latour</text:p>
          </table:table-cell>
          <table:table-cell office:value-type="string" calcext:value-type="string">
            <text:p>La Belle Montpelliéraine</text:p>
          </table:table-cell>
          <table:table-cell office:value-type="string" calcext:value-type="string">
            <text:p>bourgeoisie, scandale, libertinage, Casanova</text:p>
          </table:table-cell>
          <table:table-cell office:value-type="float" office:value="5" calcext:value-type="float">
            <text:p>5</text:p>
          </table:table-cell>
          <table:table-cell table:number-columns-repeated="2"/>
          <table:table-cell office:value-type="float" office:value="1750" calcext:value-type="float">
            <text:p>1750</text:p>
          </table:table-cell>
          <table:table-cell office:value-type="string" calcext:value-type="string">
            <text:p>Montpellier</text:p>
          </table:table-cell>
          <table:table-cell table:number-columns-repeated="3"/>
          <table:table-cell table:style-name="ce2" office:value-type="string" calcext:value-type="string">
            <text:p>Jeanne-Marie Latour rencontre Casanova à deux reprises, à Londres en 1763, et à Leipzig et Dresde en 1766. La relation amoureuse qu’ils entretiennent laisse à Casanova un souvenir impérissable. En janvier 1769, de passage à Montpellier, Casanova souhaite revoir celle qu’il considère comme l’une des plus jolies femmes de France. Sachant seulement qu’elle est l’épouse d’un apothicaire, il visite toutes les boutiques d’apothicaires afin de retrouver la belle.</text:p>
          </table:table-cell>
          <table:table-cell table:number-columns-repeated="2"/>
          <table:table-cell office:value-type="string" calcext:value-type="string">
            <text:p>Maitresse de Casanova, épouse d'un apothicaire</text:p>
          </table:table-cell>
          <table:table-cell office:value-type="string" calcext:value-type="string">
            <text:p>Jeanne-Marie Latour rencontre Casanova à deux reprises, à Londres en 1763, et à Leipzig et Dresde en 1766. La relation amoureuse qu’ils entretiennent laisse à Casanova un souvenir impérissable. En janvier 1769, de passage à Montpellier, Casanova souhaite revoir celle qu’il considère comme l’une des plus jolies femmes de France. </text:p>
          </table:table-cell>
          <table:table-cell office:value-type="string" calcext:value-type="string">
            <text:p>Sachant seulement qu’elle est l’épouse d’un apothicaire, il visite toutes les boutiques d’apothicaires afin de retrouver la belle.</text:p>
          </table:table-cell>
          <table:table-cell table:number-columns-repeated="1006"/>
        </table:table-row>
        <table:table-row table:style-name="ro5">
          <table:table-cell office:value-type="float" office:value="24" calcext:value-type="float">
            <text:p>24</text:p>
          </table:table-cell>
          <table:table-cell office:value-type="string" calcext:value-type="string">
            <text:p>Albine de Vassal</text:p>
          </table:table-cell>
          <table:table-cell office:value-type="string" calcext:value-type="string">
            <text:p>Comtesse de Montholon</text:p>
          </table:table-cell>
          <table:table-cell office:value-type="string" calcext:value-type="string">
            <text:p>aristocrate, scandale, Napoléon Ier, repentie</text:p>
          </table:table-cell>
          <table:table-cell office:value-type="float" office:value="6" calcext:value-type="float">
            <text:p>6</text:p>
          </table:table-cell>
          <table:table-cell office:value-type="float" office:value="1780" calcext:value-type="float">
            <text:p>1780</text:p>
          </table:table-cell>
          <table:table-cell office:value-type="float" office:value="1848" calcext:value-type="float">
            <text:p>1848</text:p>
          </table:table-cell>
          <table:table-cell/>
          <table:table-cell office:value-type="string" calcext:value-type="string">
            <text:p>Montpellier</text:p>
          </table:table-cell>
          <table:table-cell table:number-columns-repeated="3"/>
          <table:table-cell table:style-name="ce3" office:value-type="string" calcext:value-type="string">
            <text:p><text:span text:style-name="T1">Née en 1780, </text:span><text:span text:style-name="T5">Albine de Vassal est la fille du </text:span><text:span text:style-name="T6">marquis de Vassal, receveur général des finances en Languedoc. Durant la Révolution française, elle vit recluse avec sa famille dans leur château de la Fertelle, près de Montpellier. En 1815, elle suit son troisième mari, le Comte Charles de Montholon, qui accompagne l’empereur Napoléon 1</text:span><text:span text:style-name="T7">er</text:span><text:span text:style-name="T6"> dans son exil sur l’île de Sainte-Hélène. Albine devient le dernier amour de Napoléon. En 1818, elle met au monde une petite fille, Joséphine-Napoléone, qui pourrait être la fille naturelle de l’Empereur, même si officiellement elle n’est que sa filleule. De retour en France, revenue à la religion, elle se retire à Montpellier, où elle décède en 1848  : sa dépouille est déposée dans un sarcophage de verre dans la crypte de la Chapelle des Pénitents bleus, rue des Etuves.</text:span></text:p>
          </table:table-cell>
          <table:table-cell office:value-type="string" calcext:value-type="string">
            <text:p>http://johntyrrell.blogspot.fr/2010/12/ladies-of-longwood-albine-de-montholon.html</text:p>
          </table:table-cell>
          <table:table-cell office:value-type="string" calcext:value-type="string">
            <text:p>https://fr.wikipedia.org/wiki/Albine_de_Montholon</text:p>
          </table:table-cell>
          <table:table-cell office:value-type="string" calcext:value-type="string">
            <text:p>Fille du marquis de Vassal, épouse du Comte Charles de Montholon (3eme noces), maitresse de Napoléon, mère de Joséphine-Napoléone</text:p>
          </table:table-cell>
          <table:table-cell office:value-type="string" calcext:value-type="string">
            <text:p>Née en 1780, Albine de Vassal est la fille du marquis de Vassal, receveur général des finances en Languedoc. Durant la Révolution française, elle vit recluse avec sa famille dans leur château de la Fertelle, près de Montpellier. En 1815, elle suit son troisième mari, le Comte Charles de Montholon, qui accompagne l’empereur Napoléon 1er dans son exil sur l’île de Sainte-Hélène. Albine devient le dernier amour de Napoléon. </text:p>
          </table:table-cell>
          <table:table-cell office:value-type="string" calcext:value-type="string">
            <text:p>En 1818, elle met au monde une petite fille, Joséphine-Napoléone, qui pourrait être la fille naturelle de l’Empereur, même si officiellement elle n’est que sa filleule. De retour en France, revenue à la religion, elle se retire à Montpellier, où elle décède en 1848  : sa dépouille est déposée dans un sarcophage de verre dans la crypte de la Chapelle des Pénitents bleus, rue des Etuves.</text:p>
          </table:table-cell>
          <table:table-cell table:number-columns-repeated="1006"/>
        </table:table-row>
        <table:table-row table:style-name="ro5">
          <table:table-cell office:value-type="float" office:value="25" calcext:value-type="float">
            <text:p>25</text:p>
          </table:table-cell>
          <table:table-cell office:value-type="string" calcext:value-type="string">
            <text:p>Madame Louis Figuier</text:p>
          </table:table-cell>
          <table:table-cell/>
          <table:table-cell office:value-type="string" calcext:value-type="string">
            <text:p>bourgeoisie, protestante, historienne</text:p>
          </table:table-cell>
          <table:table-cell office:value-type="float" office:value="6" calcext:value-type="float">
            <text:p>6</text:p>
          </table:table-cell>
          <table:table-cell office:value-type="float" office:value="1829" calcext:value-type="float">
            <text:p>1829</text:p>
          </table:table-cell>
          <table:table-cell table:number-columns-repeated="2"/>
          <table:table-cell office:value-type="string" calcext:value-type="string">
            <text:p>Montpellier</text:p>
          </table:table-cell>
          <table:table-cell table:number-columns-repeated="3"/>
          <table:table-cell table:style-name="ce3" office:value-type="string" calcext:value-type="string">
            <text:p><text:span text:style-name="T1">Née en 1829, Juliette Bouscaren est issue de la bourgeoisie protestante. Elle épouse Louis Figuier, et se fait un nom en tant qu’historienne et ethnologue. Elle publie notamment</text:span><text:span text:style-name="T3"> Scènes et souvenirs du Bas-Languedoc</text:span><text:span text:style-name="T4"> en 1860.</text:span></text:p>
          </table:table-cell>
          <table:table-cell table:number-columns-repeated="2"/>
          <table:table-cell office:value-type="string" calcext:value-type="string">
            <text:p>Epouse de Louis Figuier</text:p>
          </table:table-cell>
          <table:table-cell office:value-type="string" calcext:value-type="string">
            <text:p>Née en 1829, Juliette Bouscaren est issue de la bourgeoisie protestante. Elle épouse Louis Figuier, et se fait un nom en tant qu’historienne et ethnologue. Elle publie notamment Scènes et souvenirs du Bas-Languedoc en 1860.</text:p>
          </table:table-cell>
          <table:table-cell table:number-columns-repeated="1007"/>
        </table:table-row>
        <table:table-row table:style-name="ro3">
          <table:table-cell office:value-type="float" office:value="26" calcext:value-type="float">
            <text:p>26</text:p>
          </table:table-cell>
          <table:table-cell office:value-type="string" calcext:value-type="string">
            <text:p>Mère Saint-Philippe de Vacquier</text:p>
          </table:table-cell>
          <table:table-cell/>
          <table:table-cell office:value-type="string" calcext:value-type="string">
            <text:p>religieuse, catholique, enseignante, fondatrice</text:p>
          </table:table-cell>
          <table:table-cell office:value-type="float" office:value="6" calcext:value-type="float">
            <text:p>6</text:p>
          </table:table-cell>
          <table:table-cell table:number-columns-repeated="2"/>
          <table:table-cell office:value-type="float" office:value="1844" calcext:value-type="float">
            <text:p>1844</text:p>
          </table:table-cell>
          <table:table-cell table:number-columns-repeated="2" office:value-type="string" calcext:value-type="string">
            <text:p>Plan Cabanes, Montpellier</text:p>
          </table:table-cell>
          <table:table-cell office:value-type="string" calcext:value-type="string">
            <text:p>43.608638</text:p>
          </table:table-cell>
          <table:table-cell office:value-type="string" calcext:value-type="string">
            <text:p>3.868076</text:p>
          </table:table-cell>
          <table:table-cell table:style-name="ce2" office:value-type="string" calcext:value-type="string">
            <text:p>Grâce à sa fortune, elle ouvre en 1844 la pension Notre-Dame de la Merci au plan Cabanes. Cet établissement apprend les arts d’agrément et les savoirs-faires pour les futures épouses, mères et maîtresses de maison.</text:p>
          </table:table-cell>
          <table:table-cell table:number-columns-repeated="3"/>
          <table:table-cell office:value-type="string" calcext:value-type="string">
            <text:p>Grâce à sa fortune, elle ouvre en 1844 la pension Notre-Dame de la Merci au plan Cabanes. Cet établissement apprend les arts d’agrément et les savoirs-faires pour les futures épouses, mères et maîtresses de maison.</text:p>
          </table:table-cell>
          <table:table-cell table:number-columns-repeated="1007"/>
        </table:table-row>
        <table:table-row table:style-name="ro3">
          <table:table-cell office:value-type="float" office:value="27" calcext:value-type="float">
            <text:p>27</text:p>
          </table:table-cell>
          <table:table-cell office:value-type="string" calcext:value-type="string">
            <text:p>Virginie Montagnol</text:p>
          </table:table-cell>
          <table:table-cell/>
          <table:table-cell office:value-type="string" calcext:value-type="string">
            <text:p>religieuse, catholique, fondatrice</text:p>
          </table:table-cell>
          <table:table-cell office:value-type="float" office:value="6" calcext:value-type="float">
            <text:p>6</text:p>
          </table:table-cell>
          <table:table-cell office:value-type="float" office:value="1812" calcext:value-type="float">
            <text:p>1812</text:p>
          </table:table-cell>
          <table:table-cell office:value-type="float" office:value="1875" calcext:value-type="float">
            <text:p>1875</text:p>
          </table:table-cell>
          <table:table-cell/>
          <table:table-cell office:value-type="string" calcext:value-type="string">
            <text:p>Montpellier</text:p>
          </table:table-cell>
          <table:table-cell table:number-columns-repeated="3"/>
          <table:table-cell table:style-name="ce2" office:value-type="string" calcext:value-type="string">
            <text:p>Virginie Montagnol (1812-1875) contracte à 18 ans la fièvre typhoïde  : elle échappe à la mort, et voit dans sa guérison la protection de la Vierge Marie. Après la mort de ses parents, ruinés par des revers de fortune, elle décide de venir à Montpellier pour entrer dans la congrégation des Filles de la charité à l’Hôpital général. En 1845, elle rencontre le père André Soulas et fonde avec lui les Sœurs garde-malades de Notre-Dame auxiliatrice, les premières infirmières à domicile. Elle devient la mère supérieure de la congrégation, dont elle obtient la reconnaissance par le pape lors d’un voyage à Rome en 1871.</text:p>
          </table:table-cell>
          <table:table-cell office:value-type="string" calcext:value-type="string">
            <text:p>http://www.amisdelunas.fr/histoire-contemporaine/figures-lunassiennes/montagnol/virginie-montagnol.htm</text:p>
          </table:table-cell>
          <table:table-cell/>
          <table:table-cell office:value-type="string" calcext:value-type="string">
            <text:p>Amie du père André Soulas</text:p>
          </table:table-cell>
          <table:table-cell office:value-type="string" calcext:value-type="string">
            <text:p>Virginie Montagnol (1812-1875) contracte à 18 ans la fièvre typhoïde  : elle échappe à la mort, et voit dans sa guérison la protection de la Vierge Marie. Après la mort de ses parents, ruinés par des revers de fortune, elle décide de venir à Montpellier pour entrer dans la congrégation des Filles de la charité à l’Hôpital général. </text:p>
          </table:table-cell>
          <table:table-cell office:value-type="string" calcext:value-type="string">
            <text:p>En 1845, elle rencontre le père André Soulas et fonde avec lui les Sœurs garde-malades de Notre-Dame auxiliatrice, les premières infirmières à domicile. Elle devient la mère supérieure de la congrégation, dont elle obtient la reconnaissance par le pape lors d’un voyage à Rome en 1871.</text:p>
          </table:table-cell>
          <table:table-cell table:number-columns-repeated="1006"/>
        </table:table-row>
        <table:table-row table:style-name="ro3">
          <table:table-cell office:value-type="float" office:value="28" calcext:value-type="float">
            <text:p>28</text:p>
          </table:table-cell>
          <table:table-cell office:value-type="string" calcext:value-type="string">
            <text:p>Soeur Chagny</text:p>
          </table:table-cell>
          <table:table-cell/>
          <table:table-cell office:value-type="string" calcext:value-type="string">
            <text:p>religieuse, catholique, fondatrice</text:p>
          </table:table-cell>
          <table:table-cell office:value-type="float" office:value="6" calcext:value-type="float">
            <text:p>6</text:p>
          </table:table-cell>
          <table:table-cell table:number-columns-repeated="2"/>
          <table:table-cell office:value-type="float" office:value="1850" calcext:value-type="float">
            <text:p>1850</text:p>
          </table:table-cell>
          <table:table-cell office:value-type="string" calcext:value-type="string">
            <text:p>Hopital Saint-Eloi, Montpellier</text:p>
          </table:table-cell>
          <table:table-cell table:number-columns-repeated="3"/>
          <table:table-cell table:style-name="ce2" office:value-type="string" calcext:value-type="string">
            <text:p>Supérieure de l’hôpital Saint-Eloi pendant 48 ans (entre 1826 et 1874), elle remarque l’intelligence d’un jeune domestique sourd-muet, et lui confie l’instruction de deux autres jeunes sourds-muets. Elle fonde ensuite, en 1850, l’Institut pour les sourds-muets et jeunes aveugles de Montpellier, rue Saint-Vincent de Paul.</text:p>
          </table:table-cell>
          <table:table-cell table:number-columns-repeated="3"/>
          <table:table-cell office:value-type="string" calcext:value-type="string">
            <text:p>Supérieure de l’hôpital Saint-Eloi pendant 48 ans (entre 1826 et 1874), elle remarque l’intelligence d’un jeune domestique sourd-muet, et lui confie l’instruction de deux autres jeunes sourds-muets. Elle fonde ensuite, en 1850, l’Institut pour les sourds-muets et jeunes aveugles de Montpellier, rue Saint-Vincent de Paul.</text:p>
          </table:table-cell>
          <table:table-cell table:number-columns-repeated="1007"/>
        </table:table-row>
        <table:table-row table:style-name="ro3">
          <table:table-cell office:value-type="float" office:value="29" calcext:value-type="float">
            <text:p>29</text:p>
          </table:table-cell>
          <table:table-cell office:value-type="string" calcext:value-type="string">
            <text:p>Demoiselle Doumergue</text:p>
          </table:table-cell>
          <table:table-cell/>
          <table:table-cell office:value-type="string" calcext:value-type="string">
            <text:p>étudiante, diplémée, pharmacienne, pionnière</text:p>
          </table:table-cell>
          <table:table-cell office:value-type="float" office:value="6" calcext:value-type="float">
            <text:p>6</text:p>
          </table:table-cell>
          <table:table-cell office:value-type="float" office:value="1849" calcext:value-type="float">
            <text:p>1849</text:p>
          </table:table-cell>
          <table:table-cell table:number-columns-repeated="2"/>
          <table:table-cell office:value-type="string" calcext:value-type="string">
            <text:p>Montpellier</text:p>
          </table:table-cell>
          <table:table-cell table:number-columns-repeated="3"/>
          <table:table-cell table:style-name="ce2" office:value-type="string" calcext:value-type="string">
            <text:p>Née en 1849, elle obtient une autorisation spéciale pour suivre des cours dans des écoles supérieures. En 1874, elle est diplômée de pharmacie.</text:p>
          </table:table-cell>
          <table:table-cell table:number-columns-repeated="3"/>
          <table:table-cell office:value-type="string" calcext:value-type="string">
            <text:p>Née en 1849, elle obtient une autorisation spéciale pour suivre des cours dans des écoles supérieures. En 1874, elle est diplômée de pharmacie.</text:p>
          </table:table-cell>
          <table:table-cell table:number-columns-repeated="1007"/>
        </table:table-row>
        <table:table-row table:style-name="ro5">
          <table:table-cell office:value-type="float" office:value="30" calcext:value-type="float">
            <text:p>30</text:p>
          </table:table-cell>
          <table:table-cell office:value-type="string" calcext:value-type="string">
            <text:p>Louise Guiraud</text:p>
          </table:table-cell>
          <table:table-cell/>
          <table:table-cell office:value-type="string" calcext:value-type="string">
            <text:p>bourgeoise, dame de charité, historienne, enseignante, pionnière</text:p>
          </table:table-cell>
          <table:table-cell office:value-type="float" office:value="6" calcext:value-type="float">
            <text:p>6</text:p>
          </table:table-cell>
          <table:table-cell office:value-type="float" office:value="1860" calcext:value-type="float">
            <text:p>1860</text:p>
          </table:table-cell>
          <table:table-cell office:value-type="float" office:value="1918" calcext:value-type="float">
            <text:p>1918</text:p>
          </table:table-cell>
          <table:table-cell/>
          <table:table-cell office:value-type="string" calcext:value-type="string">
            <text:p>Société Archéologique 5 Rue des Trésoriers de France, Montpellier</text:p>
          </table:table-cell>
          <table:table-cell table:number-columns-repeated="3"/>
          <table:table-cell table:style-name="ce3" office:value-type="string" calcext:value-type="string">
            <text:p><text:span text:style-name="T1">Née en 1860, elle est la fille d’un négociant de draps. Elle se fait connaitre par son érudition et ses études historiques et archéologiques, chose rare à l’époque pour une femme. Elle joue un rôle décisif dans la mise au jour de la crypte de Notre-Dame-des-Tables, puis dans la création du musée lapidaire. En 1891, elle est élue à la Société archéologique de Montpellier. Dame d’œuvres, elle ouvre un cours privé pour que des jeunes filles puissent passer le baccalauréat  ; durant la Grande Guerre, elle se dévoue au chevet des malades. Elle meurt prématurément en 1918, à la veille de la publication de son œuvre majeure : </text:span><text:span text:style-name="T3">La Réforme à</text:span><text:span text:style-name="T4"> </text:span><text:span text:style-name="T3">Montpellier</text:span><text:span text:style-name="T4">, ouvrage qui reste encore aujourd’hui une référence.</text:span></text:p>
          </table:table-cell>
          <table:table-cell/>
          <table:table-cell office:value-type="string" calcext:value-type="string">
            <text:p>https://fr.wikipedia.org/wiki/Louise_Guiraud</text:p>
          </table:table-cell>
          <table:table-cell office:value-type="string" calcext:value-type="string">
            <text:p>Fille d'un néogicant de drap</text:p>
          </table:table-cell>
          <table:table-cell office:value-type="string" calcext:value-type="string">
            <text:p>Née en 1860, elle est la fille d’un négociant de draps. Elle se fait connaitre par son érudition et ses études historiques et archéologiques, chose rare à l’époque pour une femme. Elle joue un rôle décisif dans la mise au jour de la crypte de Notre-Dame-des-Tables, puis dans la création du musée lapidaire. En 1891, elle est élue à la Société archéologique de Montpellier.</text:p>
          </table:table-cell>
          <table:table-cell office:value-type="string" calcext:value-type="string">
            <text:p><text:s/>Dame d’œuvres, elle ouvre un cours privé pour que des jeunes filles puissent passer le baccalauréat  ; durant la Grande Guerre, elle se dévoue au chevet des malades. Elle meurt prématurément en 1918, à la veille de la publication de son œuvre majeure : La Réforme à Montpellier, ouvrage qui reste encore aujourd’hui une référence.</text:p>
          </table:table-cell>
          <table:table-cell table:number-columns-repeated="1006"/>
        </table:table-row>
        <table:table-row table:style-name="ro3">
          <table:table-cell office:value-type="float" office:value="31" calcext:value-type="float">
            <text:p>31</text:p>
          </table:table-cell>
          <table:table-cell office:value-type="string" calcext:value-type="string">
            <text:p>Vicomtesse Jeanne de Charrin</text:p>
          </table:table-cell>
          <table:table-cell/>
          <table:table-cell office:value-type="string" calcext:value-type="string">
            <text:p>aristocrate, dame de charité, catholique</text:p>
          </table:table-cell>
          <table:table-cell office:value-type="float" office:value="6" calcext:value-type="float">
            <text:p>6</text:p>
          </table:table-cell>
          <table:table-cell office:value-type="float" office:value="1860" calcext:value-type="float">
            <text:p>1860</text:p>
          </table:table-cell>
          <table:table-cell office:value-type="float" office:value="1935" calcext:value-type="float">
            <text:p>1935</text:p>
          </table:table-cell>
          <table:table-cell/>
          <table:table-cell office:value-type="string" calcext:value-type="string">
            <text:p>Montpellier</text:p>
          </table:table-cell>
          <table:table-cell table:number-columns-repeated="3"/>
          <table:table-cell table:style-name="ce2" office:value-type="string" calcext:value-type="string">
            <text:p>Née en 1860 et morte en 1935, elle est le modèle de la femme de la bonne société catholique socialement engagée. Veuve en 1896, elle devient bénévole à l’orphelinat de la Providence, puis à la « Protection des jeunes filles », après avoir élevé ses enfants. Elle cofonde le dispensaire Jeanne d’Arc. Elle est considérée par le Cardinal de Cabrières comme « la sainte de Montpellier ».</text:p>
          </table:table-cell>
          <table:table-cell table:number-columns-repeated="3"/>
          <table:table-cell office:value-type="string" calcext:value-type="string">
            <text:p>Née en 1860 et morte en 1935, elle est le modèle de la femme de la bonne société catholique socialement engagée. Veuve en 1896, elle devient bénévole à l’orphelinat de la Providence, puis à la « Protection des jeunes filles », après avoir élevé ses enfants. Elle cofonde le dispensaire Jeanne d’Arc. Elle est considérée par le Cardinal de Cabrières comme « la sainte de Montpellier ».</text:p>
          </table:table-cell>
          <table:table-cell table:number-columns-repeated="1007"/>
        </table:table-row>
        <table:table-row table:style-name="ro3">
          <table:table-cell office:value-type="float" office:value="32" calcext:value-type="float">
            <text:p>32</text:p>
          </table:table-cell>
          <table:table-cell office:value-type="string" calcext:value-type="string">
            <text:p>Marie Reynès-Monlaur</text:p>
          </table:table-cell>
          <table:table-cell/>
          <table:table-cell office:value-type="string" calcext:value-type="string">
            <text:p>catholique, écrivaine, pionnière</text:p>
          </table:table-cell>
          <table:table-cell office:value-type="float" office:value="6" calcext:value-type="float">
            <text:p>6</text:p>
          </table:table-cell>
          <table:table-cell office:value-type="float" office:value="1866" calcext:value-type="float">
            <text:p>1866</text:p>
          </table:table-cell>
          <table:table-cell office:value-type="float" office:value="1940" calcext:value-type="float">
            <text:p>1940</text:p>
          </table:table-cell>
          <table:table-cell/>
          <table:table-cell table:number-columns-repeated="2" office:value-type="string" calcext:value-type="string">
            <text:p>Rue de la vieille intendance, Montpellier</text:p>
          </table:table-cell>
          <table:table-cell office:value-type="string" calcext:value-type="string">
            <text:p>43.611969</text:p>
          </table:table-cell>
          <table:table-cell office:value-type="string" calcext:value-type="string">
            <text:p>3.875761</text:p>
          </table:table-cell>
          <table:table-cell table:style-name="ce2" office:value-type="string" calcext:value-type="string">
            <text:p>Née en 1866, décédée 1940, elle est une romancière à succès et une grande figure catholique. En 1916, elle est la première femme élue à l’Académie des Sciences et Lettres de Montpellier.</text:p>
          </table:table-cell>
          <table:table-cell office:value-type="string" calcext:value-type="string">
            <text:p>https://www.cultura.com/marie-reynes-monlaur-9782740312551.html</text:p>
          </table:table-cell>
          <table:table-cell office:value-type="string" calcext:value-type="string">
            <text:p>https://fr.wikipedia.org/wiki/Marie_Reyn%C3%A8s-Monlaur</text:p>
          </table:table-cell>
          <table:table-cell/>
          <table:table-cell office:value-type="string" calcext:value-type="string">
            <text:p>Née en 1866, décédée 1940, elle est une romancière à succès et une grande figure catholique. En 1916, elle est la première femme élue à l’Académie des Sciences et Lettres de Montpellier.</text:p>
          </table:table-cell>
          <table:table-cell table:number-columns-repeated="1007"/>
        </table:table-row>
        <table:table-row table:style-name="ro3">
          <table:table-cell office:value-type="float" office:value="33" calcext:value-type="float">
            <text:p>33</text:p>
          </table:table-cell>
          <table:table-cell office:value-type="string" calcext:value-type="string">
            <text:p>Marie Giniez</text:p>
          </table:table-cell>
          <table:table-cell/>
          <table:table-cell office:value-type="string" calcext:value-type="string">
            <text:p>dame de charité, diplômée</text:p>
          </table:table-cell>
          <table:table-cell office:value-type="float" office:value="6" calcext:value-type="float">
            <text:p>6</text:p>
          </table:table-cell>
          <table:table-cell office:value-type="float" office:value="1859" calcext:value-type="float">
            <text:p>1859</text:p>
          </table:table-cell>
          <table:table-cell office:value-type="float" office:value="1924" calcext:value-type="float">
            <text:p>1924</text:p>
          </table:table-cell>
          <table:table-cell/>
          <table:table-cell office:value-type="string" calcext:value-type="string">
            <text:p>Montpellier</text:p>
          </table:table-cell>
          <table:table-cell table:number-columns-repeated="3"/>
          <table:table-cell table:style-name="ce2" office:value-type="string" calcext:value-type="string">
            <text:p>Née en 1859, décédée en 1924, Marie Marès, épouse Giniez, participe à des activités bénévoles. Longtemps dame de charité comme le veut la tradition de son milieu, Marie Giniez passe son diplôme d’infirmière de la Croix-Rouge pendant la première Guerre Mondiale.</text:p>
          </table:table-cell>
          <table:table-cell table:number-columns-repeated="2"/>
          <table:table-cell office:value-type="string" calcext:value-type="string">
            <text:p>Epouse de Giniez</text:p>
          </table:table-cell>
          <table:table-cell office:value-type="string" calcext:value-type="string">
            <text:p>Née en 1859, décédée en 1924, Marie Marès, épouse Giniez, participe à des activités bénévoles. Longtemps dame de charité comme le veut la tradition de son milieu, Marie Giniez passe son diplôme d’infirmière de la Croix-Rouge pendant la première Guerre Mondiale.</text:p>
          </table:table-cell>
          <table:table-cell table:number-columns-repeated="1007"/>
        </table:table-row>
        <table:table-row table:style-name="ro3">
          <table:table-cell office:value-type="float" office:value="34" calcext:value-type="float">
            <text:p>34</text:p>
          </table:table-cell>
          <table:table-cell office:value-type="string" calcext:value-type="string">
            <text:p>Paule Minc</text:p>
          </table:table-cell>
          <table:table-cell/>
          <table:table-cell office:value-type="string" calcext:value-type="string">
            <text:p>journaliste, socialiste, féministe, écrivaine, scandale</text:p>
          </table:table-cell>
          <table:table-cell office:value-type="float" office:value="6" calcext:value-type="float">
            <text:p>6</text:p>
          </table:table-cell>
          <table:table-cell office:value-type="float" office:value="1839" calcext:value-type="float">
            <text:p>1839</text:p>
          </table:table-cell>
          <table:table-cell office:value-type="float" office:value="1901" calcext:value-type="float">
            <text:p>1901</text:p>
          </table:table-cell>
          <table:table-cell/>
          <table:table-cell office:value-type="string" calcext:value-type="string">
            <text:p>Paris</text:p>
          </table:table-cell>
          <table:table-cell table:number-columns-repeated="3"/>
          <table:table-cell table:style-name="ce2" office:value-type="string" calcext:value-type="string">
            <text:p>Journaliste, socialiste et féministe, elle provoque un scandale en 1882 à Montpellier  : elle dénonce avec virulence le refus de la municipalité d’enregistrer la naissance de son fils sous les prénoms de « Lucifer Blanqui Vercingétorix ».</text:p>
          </table:table-cell>
          <table:table-cell table:number-columns-repeated="2" office:value-type="string" calcext:value-type="string">
            <text:p>https://en.wikipedia.org/wiki/Paule_Mink</text:p>
          </table:table-cell>
          <table:table-cell office:value-type="string" calcext:value-type="string">
            <text:p>Mère de Lucifer Blanqui Vercingétorix</text:p>
          </table:table-cell>
          <table:table-cell office:value-type="string" calcext:value-type="string">
            <text:p>Journaliste, socialiste et féministe, elle provoque un scandale en 1882 à Montpellier  : elle dénonce avec virulence le refus de la municipalité d’enregistrer la naissance de son fils sous les prénoms de « Lucifer Blanqui Vercingétorix ».</text:p>
          </table:table-cell>
          <table:table-cell table:number-columns-repeated="1007"/>
        </table:table-row>
        <table:table-row table:style-name="ro3">
          <table:table-cell office:value-type="float" office:value="35" calcext:value-type="float">
            <text:p>35</text:p>
          </table:table-cell>
          <table:table-cell office:value-type="string" calcext:value-type="string">
            <text:p>Lydie Wilson</text:p>
          </table:table-cell>
          <table:table-cell/>
          <table:table-cell office:value-type="string" calcext:value-type="string">
            <text:p>écrivaine, poétesse occitane, anglaise, scandale, féministe</text:p>
          </table:table-cell>
          <table:table-cell office:value-type="float" office:value="6" calcext:value-type="float">
            <text:p>6</text:p>
          </table:table-cell>
          <table:table-cell office:value-type="float" office:value="1850" calcext:value-type="float">
            <text:p>1850</text:p>
          </table:table-cell>
          <table:table-cell office:value-type="float" office:value="1880" calcext:value-type="float">
            <text:p>1880</text:p>
          </table:table-cell>
          <table:table-cell/>
          <table:table-cell table:number-columns-repeated="2" office:value-type="string" calcext:value-type="string">
            <text:p>Mas de l'alouette, plan des Quatre Seigneurs, Montpellier</text:p>
          </table:table-cell>
          <table:table-cell office:value-type="string" calcext:value-type="string">
            <text:p>43.637501</text:p>
          </table:table-cell>
          <table:table-cell office:value-type="string" calcext:value-type="string">
            <text:p>3.852779</text:p>
          </table:table-cell>
          <table:table-cell table:style-name="ce2" office:value-type="string" calcext:value-type="string">
            <text:p>Elle est surnommée la « Félibresse rouge ». Elle arrive à Montpellier en 1874 suite à son mariage avec l’écrivain Xavier de Ricard, se fait connaître pour ses poèmes en langue d’oc et pour son engagement républicain et féministe. Elle demande en 1880 des obsèques civiles à Montpellier, une véritable provocation à une époque où les funérailles ne sont pas libres et les cimetières pas encore laïcisés.</text:p>
          </table:table-cell>
          <table:table-cell table:number-columns-repeated="2" office:value-type="string" calcext:value-type="string">
            <text:p>https://fr.wikipedia.org/wiki/Lydie_Wilson</text:p>
          </table:table-cell>
          <table:table-cell office:value-type="string" calcext:value-type="string">
            <text:p>Epouse de l'écrivain Xavier de Ricard</text:p>
          </table:table-cell>
          <table:table-cell office:value-type="string" calcext:value-type="string">
            <text:p>Elle est surnommée la « Félibresse rouge ». Elle arrive à Montpellier en 1874 suite à son mariage avec l’écrivain Xavier de Ricard, se fait connaître pour ses poèmes en langue d’oc et pour son engagement républicain et féministe.</text:p>
          </table:table-cell>
          <table:table-cell office:value-type="string" calcext:value-type="string">
            <text:p><text:s/>Elle demande en 1880 des obsèques civiles à Montpellier, une véritable provocation à une époque où les funérailles ne sont pas libres et les cimetières pas encore laïcisés.</text:p>
          </table:table-cell>
          <table:table-cell table:number-columns-repeated="1006"/>
        </table:table-row>
        <table:table-row table:style-name="ro5">
          <table:table-cell office:value-type="float" office:value="36" calcext:value-type="float">
            <text:p>36</text:p>
          </table:table-cell>
          <table:table-cell office:value-type="string" calcext:value-type="string">
            <text:p>Augusta Barbet</text:p>
          </table:table-cell>
          <table:table-cell office:value-type="string" calcext:value-type="string">
            <text:p>baronne Huc</text:p>
          </table:table-cell>
          <table:table-cell office:value-type="string" calcext:value-type="string">
            <text:p>aristocrate, salonnière</text:p>
          </table:table-cell>
          <table:table-cell office:value-type="float" office:value="6" calcext:value-type="float">
            <text:p>6</text:p>
          </table:table-cell>
          <table:table-cell office:value-type="float" office:value="1814" calcext:value-type="float">
            <text:p>1814</text:p>
          </table:table-cell>
          <table:table-cell office:value-type="float" office:value="1860" calcext:value-type="float">
            <text:p>1860</text:p>
          </table:table-cell>
          <table:table-cell/>
          <table:table-cell office:value-type="string" calcext:value-type="string">
            <text:p>Montpellier</text:p>
          </table:table-cell>
          <table:table-cell table:number-columns-repeated="3"/>
          <table:table-cell table:style-name="ce3" office:value-type="string" calcext:value-type="string">
            <text:p><text:span text:style-name="T1">Née en 1814, Augusta Barbet est la fille d’un receveur général des finances de l’Hérault. Elle épouse le baron Charles Huc. Veuve en 1854, elle épouse en secondes noces Raymond-Joseph Estève, un ancien avoué, puis, au décès de celui-ci, elle convole à nouveau avec Louis-Amédée Bonnal, un étudiant en médecine de plus de vingt ans son cadet. Elle meurt en 1860. Les textes la décrivent comme étant d'un raffinement extrême lorsqu’elle se rend au théâtre  ; la rumeur lui prête de nombreux amants. Elle prend le parti de la modernité : Son salon rassemble indifféremment catholiques et protestants, nobles et grands bourgeois roturiers, légitimistes et orléanistes.</text:span></text:p>
          </table:table-cell>
          <table:table-cell table:number-columns-repeated="2"/>
          <table:table-cell office:value-type="string" calcext:value-type="string">
            <text:p>Fille d'un receveur général des finances de l'Hérault, épouse du baron Charles Huc (1ere noces), épouse de Raymond-Joseph Estève (2eme noces), épouse de Louis-Amédée Bonnal (maitresse / 3eme noces)</text:p>
          </table:table-cell>
          <table:table-cell office:value-type="string" calcext:value-type="string">
            <text:p>Née en 1814, Augusta Barbet est la fille d’un receveur général des finances de l’Hérault. Elle épouse le baron Charles Huc. Veuve en 1854, elle épouse en secondes noces Raymond-Joseph Estève, un ancien avoué, puis, au décès de celui-ci, elle convole à nouveau avec Louis-Amédée Bonnal, un étudiant en médecine de plus de vingt ans son cadet.</text:p>
          </table:table-cell>
          <table:table-cell office:value-type="string" calcext:value-type="string">
            <text:p><text:s/>Elle meurt en 1860. Les textes la décrivent comme étant d'un raffinement extrême lorsqu’elle se rend au théâtre  ; la rumeur lui prête de nombreux amants. Elle prend le parti de la modernité : Son salon rassemble indifféremment catholiques et protestants, nobles et grands bourgeois roturiers, légitimistes et orléanistes.</text:p>
          </table:table-cell>
          <table:table-cell table:number-columns-repeated="1006"/>
        </table:table-row>
        <table:table-row table:style-name="ro5">
          <table:table-cell office:value-type="float" office:value="37" calcext:value-type="float">
            <text:p>37</text:p>
          </table:table-cell>
          <table:table-cell office:value-type="string" calcext:value-type="string">
            <text:p>Marie Joséphine Anne Fabrège</text:p>
          </table:table-cell>
          <table:table-cell/>
          <table:table-cell office:value-type="string" calcext:value-type="string">
            <text:p>bourgeoise, catholique, cathédrale de Maguelone, dame de charité, salonnière</text:p>
          </table:table-cell>
          <table:table-cell office:value-type="float" office:value="6" calcext:value-type="float">
            <text:p>6</text:p>
          </table:table-cell>
          <table:table-cell office:value-type="float" office:value="1817" calcext:value-type="float">
            <text:p>1817</text:p>
          </table:table-cell>
          <table:table-cell office:value-type="float" office:value="1873" calcext:value-type="float">
            <text:p>1873</text:p>
          </table:table-cell>
          <table:table-cell/>
          <table:table-cell table:number-columns-repeated="2" office:value-type="string" calcext:value-type="string">
            <text:p>33 Grand-rue, Montpellier</text:p>
          </table:table-cell>
          <table:table-cell office:value-type="string" calcext:value-type="string">
            <text:p>43.607712</text:p>
          </table:table-cell>
          <table:table-cell office:value-type="string" calcext:value-type="string">
            <text:p>3.877292</text:p>
          </table:table-cell>
          <table:table-cell table:style-name="ce3" office:value-type="string" calcext:value-type="string">
            <text:p><text:span text:style-name="T1">Marie Joséphine Anne Reynès (1817-1873) épouse Jacques Bonaventure Fabrège, propriétaire d’un commerce de luxe.</text:span><text:span text:style-name="T5"> </text:span><text:span text:style-name="T6">C’est une femme très cultivée. Elle tient un salon dans son hôtel particulier, 33 Grand-rue. Marquée par la mort prématurée de sa fille à l’âge de 10 ans, Marie Joséphine Fabrège se consacre dès lors à des œuvres de charité. Sa foi la guide jusqu'à Rome, où elle se rend accompagnée de son fils Frédéric en 1862. Avec ce dernier, elle rénove activement la cathédrale de Maguelone, dont la famille a fait l'acquisition en 1852.</text:span></text:p>
          </table:table-cell>
          <table:table-cell office:value-type="string" calcext:value-type="string">
            <text:p>https://www.flickr.com/photos/renaud-camus/32417454016</text:p>
          </table:table-cell>
          <table:table-cell/>
          <table:table-cell office:value-type="string" calcext:value-type="string">
            <text:p>Epouse de Jacques Bonaventure Fabrège, mère de Frédéric Gabrège</text:p>
          </table:table-cell>
          <table:table-cell office:value-type="string" calcext:value-type="string">
            <text:p>Marie Joséphine Anne Reynès (1817-1873) épouse Jacques Bonaventure Fabrège, propriétaire d’un commerce de luxe. C’est une femme très cultivée. Elle tient un salon dans son hôtel particulier, 33 Grand-rue. Marquée par la mort prématurée de sa fille à l’âge de 10 ans, Marie Joséphine Fabrège se consacre dès lors à des œuvres de charité. </text:p>
          </table:table-cell>
          <table:table-cell office:value-type="string" calcext:value-type="string">
            <text:p>Sa foi la guide jusqu'à Rome, où elle se rend accompagnée de son fils Frédéric en 1862. Avec ce dernier, elle rénove activement la cathédrale de Maguelone, dont la famille a fait l'acquisition en 1852.</text:p>
          </table:table-cell>
          <table:table-cell table:number-columns-repeated="1006"/>
        </table:table-row>
        <table:table-row table:style-name="ro5">
          <table:table-cell office:value-type="float" office:value="38" calcext:value-type="float">
            <text:p>38</text:p>
          </table:table-cell>
          <table:table-cell office:value-type="string" calcext:value-type="string">
            <text:p>Camille Vialars</text:p>
          </table:table-cell>
          <table:table-cell office:value-type="string" calcext:value-type="string">
            <text:p>épouse Bazille</text:p>
          </table:table-cell>
          <table:table-cell office:value-type="string" calcext:value-type="string">
            <text:p>bourgeoise, protestante, dame de charité, salonnière</text:p>
          </table:table-cell>
          <table:table-cell office:value-type="float" office:value="6" calcext:value-type="float">
            <text:p>6</text:p>
          </table:table-cell>
          <table:table-cell office:value-type="float" office:value="1821" calcext:value-type="float">
            <text:p>1821</text:p>
          </table:table-cell>
          <table:table-cell table:number-columns-repeated="2"/>
          <table:table-cell table:number-columns-repeated="2" office:value-type="string" calcext:value-type="string">
            <text:p>11 Grand-rue, Montpellier</text:p>
          </table:table-cell>
          <table:table-cell office:value-type="string" calcext:value-type="string">
            <text:p>43.608481</text:p>
          </table:table-cell>
          <table:table-cell office:value-type="string" calcext:value-type="string">
            <text:p>3.878474</text:p>
          </table:table-cell>
          <table:table-cell table:style-name="ce3" office:value-type="string" calcext:value-type="string">
            <text:p><text:span text:style-name="T1">Née à Toulouse en 1821, Camille Victorine Marguerite Vialars épouse en 1840 l’avocat Gaston Bazille, un riche montpelliérain, fils de négociants protestants. Elle préside des réceptions tous les jeudis dans le salon de son hôtel particulier, 11 Grand’rue, ou bien au domaine de Méric. Elle est connue pour être un modèle de vertu et d’élégance  : elle est décrite en 1852 par le maire de la ville, Jules Pagézy, comme étant «  la plus belle femme de Montpellier  ». C’est également la présidente du Comité de bienfaisance des dames protestantes. Elle est la mère du peintre Frédéric Bazille, qui la représente en 1867 sur son célèbre tableau </text:span><text:span text:style-name="T3">La réunion de famille</text:span><text:span text:style-name="T4">.</text:span></text:p>
          </table:table-cell>
          <table:table-cell office:value-type="string" calcext:value-type="string">
            <text:p><text:s/>http://www.rivagedeboheme.fr/pages/arts/oeuvres/frederic-bazille-reunion-de-famille-1867.html</text:p>
          </table:table-cell>
          <table:table-cell/>
          <table:table-cell office:value-type="string" calcext:value-type="string">
            <text:p>Epouse de l'avocat Gaston Bazille, mère de Frédéric Bazille</text:p>
          </table:table-cell>
          <table:table-cell office:value-type="string" calcext:value-type="string">
            <text:p>Née à Toulouse en 1821, Camille Victorine Marguerite Vialars épouse en 1840 l’avocat Gaston Bazille, un riche montpelliérain, fils de négociants protestants. Elle préside des réceptions tous les jeudis dans le salon de son hôtel particulier, 11 Grand’rue, ou bien au domaine de Méric.</text:p>
          </table:table-cell>
          <table:table-cell office:value-type="string" calcext:value-type="string">
            <text:p>Elle est connue pour être un modèle de vertu et d’élégance  : elle est décrite en 1852 par le maire de la ville, Jules Pagézy, comme étant «  la plus belle femme de Montpellier  ». C’est également la présidente du Comité de bienfaisance des dames protestantes. Elle est la mère du peintre Frédéric Bazille, qui la représente en 1867 sur son célèbre tableau La réunion de famille.</text:p>
          </table:table-cell>
          <table:table-cell table:number-columns-repeated="1006"/>
        </table:table-row>
        <table:table-row table:style-name="ro3">
          <table:table-cell office:value-type="float" office:value="39" calcext:value-type="float">
            <text:p>39</text:p>
          </table:table-cell>
          <table:table-cell office:value-type="string" calcext:value-type="string">
            <text:p>Maria del Pilar de San Menat</text:p>
          </table:table-cell>
          <table:table-cell/>
          <table:table-cell office:value-type="string" calcext:value-type="string">
            <text:p>espagnole, aristocrate, salonnière, dame de charité</text:p>
          </table:table-cell>
          <table:table-cell office:value-type="float" office:value="6" calcext:value-type="float">
            <text:p>6</text:p>
          </table:table-cell>
          <table:table-cell office:value-type="float" office:value="1806" calcext:value-type="float">
            <text:p>1806</text:p>
          </table:table-cell>
          <table:table-cell table:number-columns-repeated="2"/>
          <table:table-cell table:number-columns-repeated="2" office:value-type="string" calcext:value-type="string">
            <text:p>rue Salle-l'évêque, Montpellier</text:p>
          </table:table-cell>
          <table:table-cell office:value-type="string" calcext:value-type="string">
            <text:p>43.612551</text:p>
          </table:table-cell>
          <table:table-cell office:value-type="string" calcext:value-type="string">
            <text:p>3.880046</text:p>
          </table:table-cell>
          <table:table-cell table:style-name="ce2" office:value-type="string" calcext:value-type="string">
            <text:p>Née à Cadix en 1806, elle épouse en 1824 Constantin de Dax, marquis d'Axat et maire de Montpellier de 1814 à 1830. Elle habite dans la rue Salle-l'Évêque. Jules Renouvier en fait un portrait particulièrement élogieux, où il la dépeint comme une «  madone  » de la société aristocratique.</text:p>
          </table:table-cell>
          <table:table-cell table:number-columns-repeated="2"/>
          <table:table-cell office:value-type="string" calcext:value-type="string">
            <text:p>Epouse de Constantin de Dax, marquis d'Axat</text:p>
          </table:table-cell>
          <table:table-cell office:value-type="string" calcext:value-type="string">
            <text:p>Née à Cadix en 1806, elle épouse en 1824 Constantin de Dax, marquis d'Axat et maire de Montpellier de 1814 à 1830. Elle habite dans la rue Salle-l'Évêque. Jules Renouvier en fait un portrait particulièrement élogieux, où il la dépeint comme une «  madone  » de la société aristocratique.</text:p>
          </table:table-cell>
          <table:table-cell table:number-columns-repeated="1007"/>
        </table:table-row>
        <table:table-row table:style-name="ro2">
          <table:table-cell office:value-type="float" office:value="40" calcext:value-type="float">
            <text:p>40</text:p>
          </table:table-cell>
          <table:table-cell office:value-type="string" calcext:value-type="string">
            <text:p>Marie Brondel de Roquevaire</text:p>
          </table:table-cell>
          <table:table-cell office:value-type="string" calcext:value-type="string">
            <text:p>baronne de Rovira</text:p>
          </table:table-cell>
          <table:table-cell office:value-type="string" calcext:value-type="string">
            <text:p>aristocrate, féministe, muse</text:p>
          </table:table-cell>
          <table:table-cell office:value-type="float" office:value="6" calcext:value-type="float">
            <text:p>6</text:p>
          </table:table-cell>
          <table:table-cell office:value-type="float" office:value="1852" calcext:value-type="float">
            <text:p>1852</text:p>
          </table:table-cell>
          <table:table-cell table:number-columns-repeated="2"/>
          <table:table-cell table:number-columns-repeated="2" office:value-type="string" calcext:value-type="string">
            <text:p>22 Grand-rue, Montpellier</text:p>
          </table:table-cell>
          <table:table-cell office:value-type="string" calcext:value-type="string">
            <text:p>43.608239</text:p>
          </table:table-cell>
          <table:table-cell office:value-type="string" calcext:value-type="string">
            <text:p>3.877916</text:p>
          </table:table-cell>
          <table:table-cell office:value-type="string" calcext:value-type="string">
            <text:p>Née le 22 septembre 1852 à Montpellier, Marie-Françoise-Gabrielle-Sylvie Brondel de Roquevaire épouse en mai  1871 Charles de Rovira, le frère de son beau-père, baron d’origine catalane, de quinze ans son aîné, qui décède prématurément à l’âge de 49  ans en avril  1887.</text:p>
            <text:p>Elle représente un modèle de femme moderne  : elle fume et va au Café de France sur la place de la Comédie, elle a fait installer dans son hôtel particulier au 22 de la Grand-rue une salle de culture physique. Elle fait chavirer le cœur du jeune Paul Valéry, qui l’aime en secret sans jamais oser l’aborder  : Paul Valéry lui écrit des lettres, compose des vers, la dessine, mais ne lui donnera jamais aucune de ces œuvres.</text:p>
          </table:table-cell>
          <table:table-cell office:value-type="string" calcext:value-type="string">
            <text:p>https://cimetieresdemontpellier.wordpress.com/biographies/rovira-madame-de/</text:p>
          </table:table-cell>
          <table:table-cell/>
          <table:table-cell office:value-type="string" calcext:value-type="string">
            <text:p>Epouse de Charle de Rovira, Paul valéry l'aime en secret</text:p>
          </table:table-cell>
          <table:table-cell office:value-type="string" calcext:value-type="string">
            <text:p>Née le 22 septembre 1852 à Montpellier, Marie-Françoise-Gabrielle-Sylvie Brondel de Roquevaire épouse en mai  1871 Charles de Rovira, le frère de son beau-père, baron d’origine catalane, de quinze ans son aîné, qui décède prématurément à l’âge de 49  ans en avril  1887.</text:p>
          </table:table-cell>
          <table:table-cell office:value-type="string" calcext:value-type="string">
            <text:p>Elle représente un modèle de femme moderne  : elle fume et va au Café de France sur la place de la Comédie, elle a fait installer dans son hôtel particulier au 22 de la Grand-rue une salle de culture physique. Elle fait chavirer le cœur du jeune Paul Valéry, qui l’aime en secret sans jamais oser l’aborder  : Paul Valéry lui écrit des lettres, compose des vers, la dessine, mais ne lui donnera jamais aucune de ces œuvres.</text:p>
          </table:table-cell>
          <table:table-cell table:number-columns-repeated="1006"/>
        </table:table-row>
        <table:table-row table:style-name="ro3">
          <table:table-cell office:value-type="float" office:value="41" calcext:value-type="float">
            <text:p>41</text:p>
          </table:table-cell>
          <table:table-cell office:value-type="string" calcext:value-type="string">
            <text:p>Madame Hélène Tissié</text:p>
          </table:table-cell>
          <table:table-cell/>
          <table:table-cell office:value-type="string" calcext:value-type="string">
            <text:p>bourgeoise, protestante, dame de charité</text:p>
          </table:table-cell>
          <table:table-cell office:value-type="float" office:value="7" calcext:value-type="float">
            <text:p>7</text:p>
          </table:table-cell>
          <table:table-cell office:value-type="float" office:value="1855" calcext:value-type="float">
            <text:p>1855</text:p>
          </table:table-cell>
          <table:table-cell office:value-type="float" office:value="1945" calcext:value-type="float">
            <text:p>1945</text:p>
          </table:table-cell>
          <table:table-cell/>
          <table:table-cell table:number-columns-repeated="2" office:value-type="string" calcext:value-type="string">
            <text:p>3 rue de la Vieille, Montpellier</text:p>
          </table:table-cell>
          <table:table-cell office:value-type="string" calcext:value-type="string">
            <text:p>43.609757</text:p>
          </table:table-cell>
          <table:table-cell office:value-type="string" calcext:value-type="string">
            <text:p>3.877135</text:p>
          </table:table-cell>
          <table:table-cell table:style-name="ce2" office:value-type="string" calcext:value-type="string">
            <text:p>De confession protestante, Hélène Nairac de Ferrières (1855-1945) est l’épouse du banquier Alphonse Tissié. Elle ouvre en 1914 l’association «  Les Amies de la Jeune Fille  », dans un immeuble au 3 rue de la Vieille, près de la Place Castellane. L’établissement prendra par la suite le nom de «  Foyer de la jeune fille  ». Cette association donne aux jeunes filles, logement, soins, éducation, formation et emploi.</text:p>
          </table:table-cell>
          <table:table-cell table:number-columns-repeated="2"/>
          <table:table-cell office:value-type="string" calcext:value-type="string">
            <text:p>Epouse du banquier Alphonse Tissié</text:p>
          </table:table-cell>
          <table:table-cell office:value-type="string" calcext:value-type="string">
            <text:p>De confession protestante, Hélène Nairac de Ferrières (1855-1945) est l’épouse du banquier Alphonse Tissié. Elle ouvre en 1914 l’association «  Les Amies de la Jeune Fille  », dans un immeuble au 3 rue de la Vieille, près de la Place Castellane. </text:p>
          </table:table-cell>
          <table:table-cell office:value-type="string" calcext:value-type="string">
            <text:p>L’établissement prendra par la suite le nom de «  Foyer de la jeune fille  ». Cette association donne aux jeunes filles, logement, soins, éducation, formation et emploi.</text:p>
          </table:table-cell>
          <table:table-cell table:number-columns-repeated="1006"/>
        </table:table-row>
        <table:table-row table:style-name="ro2">
          <table:table-cell office:value-type="float" office:value="42" calcext:value-type="float">
            <text:p>42</text:p>
          </table:table-cell>
          <table:table-cell office:value-type="string" calcext:value-type="string">
            <text:p>Hélène de Savoie</text:p>
          </table:table-cell>
          <table:table-cell office:value-type="string" calcext:value-type="string">
            <text:p>reine d'Italie</text:p>
          </table:table-cell>
          <table:table-cell office:value-type="string" calcext:value-type="string">
            <text:p>reine, italienne, médecine</text:p>
          </table:table-cell>
          <table:table-cell office:value-type="float" office:value="7" calcext:value-type="float">
            <text:p>7</text:p>
          </table:table-cell>
          <table:table-cell office:value-type="float" office:value="1873" calcext:value-type="float">
            <text:p>1873</text:p>
          </table:table-cell>
          <table:table-cell office:value-type="float" office:value="1952" calcext:value-type="float">
            <text:p>1952</text:p>
          </table:table-cell>
          <table:table-cell/>
          <table:table-cell table:number-columns-repeated="2" office:value-type="string" calcext:value-type="string">
            <text:p>Mas de Rouel, rue des Bleuets, Montpellier</text:p>
          </table:table-cell>
          <table:table-cell office:value-type="string" calcext:value-type="string">
            <text:p>43.606060</text:p>
          </table:table-cell>
          <table:table-cell office:value-type="string" calcext:value-type="string">
            <text:p>3.847271</text:p>
          </table:table-cell>
          <table:table-cell office:value-type="string" calcext:value-type="string">
            <text:p>Hélène de Savoie (1873-1952) est l’épouse du dernier roi d’Italie Victor-Emmanuel III. En exil depuis la chute de la monarchie italienne, elle vient en 1950 se faire soigner pour un cancer à Montpellier, ville réputée depuis le Moyen-Age pour sa médecine. Sur la façade du Mas de Rouel, où elle vécut ses derniers mois, une plaque rappelle le caractère historique de cette vaste demeure où la souveraine conviait les Grands de ce monde.</text:p>
            <text:p>Hélène de Savoie est enterrée au cimetière Saint-Lazare  ; un buste la représentant, est inauguré en son honneur, à l’angle de l’avenue Saint-Lazare et de la rue «  Hélène-de-Savoie  ». Sa dépouille est finalement rapatriée en Italie en 2017.</text:p>
          </table:table-cell>
          <table:table-cell table:number-columns-repeated="2" office:value-type="string" calcext:value-type="string">
            <text:p>https://fr.wikipedia.org/wiki/H%C3%A9l%C3%A8ne_de_Mont%C3%A9n%C3%A9gro</text:p>
          </table:table-cell>
          <table:table-cell office:value-type="string" calcext:value-type="string">
            <text:p>Epouse du roi d'Italie Victor-Emmanuel III</text:p>
          </table:table-cell>
          <table:table-cell office:value-type="string" calcext:value-type="string">
            <text:p>Hélène de Savoie (1873-1952) est l’épouse du dernier roi d’Italie Victor-Emmanuel III. En exil depuis la chute de la monarchie italienne, elle vient en 1950 se faire soigner pour un cancer à Montpellier, ville réputée depuis le Moyen-Age pour sa médecine. </text:p>
          </table:table-cell>
          <table:table-cell office:value-type="string" calcext:value-type="string">
            <text:p>Sur la façade du Mas de Rouel, où elle vécut ses derniers mois, une plaque rappelle le caractère historique de cette vaste demeure où la souveraine conviait les Grands de ce monde.</text:p>
            <text:p/>
          </table:table-cell>
          <table:table-cell office:value-type="string" calcext:value-type="string">
            <text:p>Hélène de Savoie est enterrée au cimetière Saint-Lazare  ; un buste la représentant, est inauguré en son honneur, à l’angle de l’avenue Saint-Lazare et de la rue «  Hélène-de-Savoie  ». Sa dépouille est finalement rapatriée en Italie en 2017.</text:p>
          </table:table-cell>
          <table:table-cell table:number-columns-repeated="1005"/>
        </table:table-row>
        <table:table-row table:style-name="ro5">
          <table:table-cell office:value-type="float" office:value="43" calcext:value-type="float">
            <text:p>43</text:p>
          </table:table-cell>
          <table:table-cell office:value-type="string" calcext:value-type="string">
            <text:p>Emma Calvé</text:p>
          </table:table-cell>
          <table:table-cell/>
          <table:table-cell office:value-type="string" calcext:value-type="string">
            <text:p>chanteuse, célébrité</text:p>
          </table:table-cell>
          <table:table-cell office:value-type="float" office:value="7" calcext:value-type="float">
            <text:p>7</text:p>
          </table:table-cell>
          <table:table-cell office:value-type="float" office:value="1858" calcext:value-type="float">
            <text:p>1858</text:p>
          </table:table-cell>
          <table:table-cell office:value-type="float" office:value="1942" calcext:value-type="float">
            <text:p>1942</text:p>
          </table:table-cell>
          <table:table-cell/>
          <table:table-cell table:number-columns-repeated="2" office:value-type="string" calcext:value-type="string">
            <text:p>72 avenue de Lodève, Montpellier</text:p>
          </table:table-cell>
          <table:table-cell office:value-type="string" calcext:value-type="string">
            <text:p>43.610268</text:p>
          </table:table-cell>
          <table:table-cell office:value-type="string" calcext:value-type="string">
            <text:p>3.860244</text:p>
          </table:table-cell>
          <table:table-cell table:style-name="ce3" office:value-type="string" calcext:value-type="string">
            <text:p><text:span text:style-name="T1">Originaire de l’Aveyron, Emma Calvé (1858-1942) est l’une des cantatrices les plus mythiques de la Belle Epoque, applaudie aux quatre coins du monde, de la Scala de Milan au Metropolitan Opera de </text:span><text:span text:style-name="T5">New-York.</text:span><text:span text:style-name="T6"> Elle s’installe pendant un temps à Montpellier, où elle </text:span><text:span text:style-name="T5">fait construire une villa baptisée «  Harmonie  », 72 avenue de Lodève</text:span><text:span text:style-name="T6">.</text:span></text:p>
          </table:table-cell>
          <table:table-cell table:number-columns-repeated="2" office:value-type="string" calcext:value-type="string">
            <text:p>https://fr.wikipedia.org/wiki/Emma_Calv%C3%A9</text:p>
          </table:table-cell>
          <table:table-cell office:value-type="string" calcext:value-type="string">
            <text:p>Maitresse de Jules Bois</text:p>
          </table:table-cell>
          <table:table-cell office:value-type="string" calcext:value-type="string">
            <text:p>Originaire de l’Aveyron, Emma Calvé (1858-1942) est l’une des cantatrices les plus mythiques de la Belle Epoque, applaudie aux quatre coins du monde, de la Scala de Milan au Metropolitan Opera de New-York. Elle s’installe pendant un temps à Montpellier, où elle fait construire une villa baptisée «  Harmonie  », 72 avenue de Lodève.</text:p>
          </table:table-cell>
          <table:table-cell table:number-columns-repeated="1007"/>
        </table:table-row>
        <table:table-row table:style-name="ro3">
          <table:table-cell office:value-type="float" office:value="44" calcext:value-type="float">
            <text:p>44</text:p>
          </table:table-cell>
          <table:table-cell office:value-type="string" calcext:value-type="string">
            <text:p>Juliette Gréco</text:p>
          </table:table-cell>
          <table:table-cell/>
          <table:table-cell office:value-type="string" calcext:value-type="string">
            <text:p>chanteuse, célébrité</text:p>
          </table:table-cell>
          <table:table-cell office:value-type="float" office:value="7" calcext:value-type="float">
            <text:p>7</text:p>
          </table:table-cell>
          <table:table-cell office:value-type="float" office:value="1927" calcext:value-type="float">
            <text:p>1927</text:p>
          </table:table-cell>
          <table:table-cell table:number-columns-repeated="2"/>
          <table:table-cell table:number-columns-repeated="2" office:value-type="string" calcext:value-type="string">
            <text:p>2 rue Doria, Montpellier</text:p>
          </table:table-cell>
          <table:table-cell office:value-type="string" calcext:value-type="string">
            <text:p>43.612316</text:p>
          </table:table-cell>
          <table:table-cell office:value-type="string" calcext:value-type="string">
            <text:p>3.867013</text:p>
          </table:table-cell>
          <table:table-cell table:style-name="ce4" office:value-type="string" calcext:value-type="string">
            <text:p>Grande dame de la chanson française, Juliette Gréco est née en 1927 à Montpellier. En 2012, elle est faite citoyenne d'honneur de la ville de Montpellier, et une plaque commémorative est apposée sur sa maison natale, 2 rue Doria.</text:p>
          </table:table-cell>
          <table:table-cell table:number-columns-repeated="2" office:value-type="string" calcext:value-type="string">
            <text:p>https://fr.wikipedia.org/wiki/Juliette_Gr%C3%A9co</text:p>
          </table:table-cell>
          <table:table-cell office:value-type="string" calcext:value-type="string">
            <text:p>Amie d'Hélène Duc</text:p>
          </table:table-cell>
          <table:table-cell office:value-type="string" calcext:value-type="string">
            <text:p>Grande dame de la chanson française, Juliette Gréco est née en 1927 à Montpellier. En 2012, elle est faite citoyenne d'honneur de la ville de Montpellier, et une plaque commémorative est apposée sur sa maison natale, 2 rue Doria.</text:p>
          </table:table-cell>
          <table:table-cell table:number-columns-repeated="1007"/>
        </table:table-row>
        <table:table-row table:style-name="ro3">
          <table:table-cell office:value-type="float" office:value="45" calcext:value-type="float">
            <text:p>45</text:p>
          </table:table-cell>
          <table:table-cell office:value-type="string" calcext:value-type="string">
            <text:p>Simone Demangel</text:p>
          </table:table-cell>
          <table:table-cell/>
          <table:table-cell office:value-type="string" calcext:value-type="string">
            <text:p>bourgeoise, résistante, Juifs, pionnière, femme politique</text:p>
          </table:table-cell>
          <table:table-cell office:value-type="float" office:value="7" calcext:value-type="float">
            <text:p>7</text:p>
          </table:table-cell>
          <table:table-cell office:value-type="float" office:value="1903" calcext:value-type="float">
            <text:p>1903</text:p>
          </table:table-cell>
          <table:table-cell office:value-type="float" office:value="1995" calcext:value-type="float">
            <text:p>1995</text:p>
          </table:table-cell>
          <table:table-cell/>
          <table:table-cell table:number-columns-repeated="2" office:value-type="string" calcext:value-type="string">
            <text:p>1 rue Auguste-Broussonnet, Montpellier</text:p>
          </table:table-cell>
          <table:table-cell office:value-type="string" calcext:value-type="string">
            <text:p>43.615407</text:p>
          </table:table-cell>
          <table:table-cell office:value-type="string" calcext:value-type="string">
            <text:p>3.874025</text:p>
          </table:table-cell>
          <table:table-cell table:style-name="ce2" office:value-type="string" calcext:value-type="string">
            <text:p>Simone-Thérèse Gillet (1903-1995) épouse Robert Demangel, professeur à la faculté des Lettres depuis 1928 et directeur de l'École d'Athènes entre 1933 et 1948. Repliée à Montpellier au printemps 1940, Simone héberge chez elle des réfugiés, 1 rue Auguste-Broussonnet. A vélo, de nuit, elle porte de faux documents aux maquis, aide des Juifs réfugiés et des jeunes réfractaires au STO. Elle dirige pendant un temps le Comité des Œuvres Sociales des Organisations de la Résistance (COSOR). Arrêtée trois fois par la Gestapo, elle réussit miraculeusement à en réchapper. En 1945, elle est l’une des deux premières femmes à être élue et à siéger au Conseil municipal de Montpellier.</text:p>
          </table:table-cell>
          <table:table-cell office:value-type="string" calcext:value-type="string">
            <text:p>http://www.ajpn.org/personne-Simone-Demangel-6516.html</text:p>
          </table:table-cell>
          <table:table-cell/>
          <table:table-cell office:value-type="string" calcext:value-type="string">
            <text:p>Epouse de Robert Demangel </text:p>
          </table:table-cell>
          <table:table-cell office:value-type="string" calcext:value-type="string">
            <text:p>Simone-Thérèse Gillet (1903-1995) épouse Robert Demangel, professeur à la faculté des Lettres depuis 1928 et directeur de l'École d'Athènes entre 1933 et 1948. Repliée à Montpellier au printemps 1940, Simone héberge chez elle des réfugiés, 1 rue Auguste-Broussonnet. </text:p>
          </table:table-cell>
          <table:table-cell office:value-type="string" calcext:value-type="string">
            <text:p>A vélo, de nuit, elle porte de faux documents aux maquis, aide des Juifs réfugiés et des jeunes réfractaires au STO. Elle dirige pendant un temps le Comité des Œuvres Sociales des Organisations de la Résistance (COSOR). </text:p>
          </table:table-cell>
          <table:table-cell office:value-type="string" calcext:value-type="string">
            <text:p>Arrêtée trois fois par la Gestapo, elle réussit miraculeusement à en réchapper. En 1945, elle est l’une des deux premières femmes à être élue et à siéger au Conseil municipal de Montpellier.</text:p>
          </table:table-cell>
          <table:table-cell table:number-columns-repeated="1005"/>
        </table:table-row>
        <table:table-row table:style-name="ro3">
          <table:table-cell office:value-type="float" office:value="46" calcext:value-type="float">
            <text:p>46</text:p>
          </table:table-cell>
          <table:table-cell office:value-type="string" calcext:value-type="string">
            <text:p>Laure Moulin</text:p>
          </table:table-cell>
          <table:table-cell/>
          <table:table-cell office:value-type="string" calcext:value-type="string">
            <text:p>résistante, enseignante, pionnière, femme politique</text:p>
          </table:table-cell>
          <table:table-cell office:value-type="float" office:value="7" calcext:value-type="float">
            <text:p>7</text:p>
          </table:table-cell>
          <table:table-cell office:value-type="float" office:value="1892" calcext:value-type="float">
            <text:p>1892</text:p>
          </table:table-cell>
          <table:table-cell office:value-type="float" office:value="1974" calcext:value-type="float">
            <text:p>1974</text:p>
          </table:table-cell>
          <table:table-cell/>
          <table:table-cell table:number-columns-repeated="2" office:value-type="string" calcext:value-type="string">
            <text:p>21 Grand-Rue, Montpellier</text:p>
          </table:table-cell>
          <table:table-cell office:value-type="string" calcext:value-type="string">
            <text:p>43.608134</text:p>
          </table:table-cell>
          <table:table-cell office:value-type="string" calcext:value-type="string">
            <text:p>3.877995</text:p>
          </table:table-cell>
          <table:table-cell table:style-name="ce2" office:value-type="string" calcext:value-type="string">
            <text:p>Laure Moulin (1892-1974) est la sœur aînée de Jean Moulin,  premier président du Conseil national de la Résistance en 1943. Comme lui, elle s’engage dans la Résistance  ; enseignante au collège Legouvé, elle réside au 21 Grand-rue. Elle est, avec Simone Demangel, l’une des deux premières femmes élues au Conseil municipal de Montpellier en 1945. </text:p>
          </table:table-cell>
          <table:table-cell office:value-type="string" calcext:value-type="string">
            <text:p>https://www.franceculture.fr/emissions/les-nuits-de-france-culture/portrait-de-jean-moulin-par-sa-soeur-laure-0</text:p>
          </table:table-cell>
          <table:table-cell/>
          <table:table-cell office:value-type="string" calcext:value-type="string">
            <text:p>Sœur ainée de Jean Moulin</text:p>
          </table:table-cell>
          <table:table-cell office:value-type="string" calcext:value-type="string">
            <text:p>Laure Moulin (1892-1974) est la sœur aînée de Jean Moulin,  premier président du Conseil national de la Résistance en 1943. Comme lui, elle s’engage dans la Résistance  ; enseignante au collège Legouvé, elle réside au 21 Grand-rue. </text:p>
          </table:table-cell>
          <table:table-cell office:value-type="string" calcext:value-type="string">
            <text:p>Elle est, avec Simone Demangel, l’une des deux premières femmes élues au Conseil municipal de Montpellier en 1945. </text:p>
          </table:table-cell>
          <table:table-cell table:number-columns-repeated="1006"/>
        </table:table-row>
        <table:table-row table:style-name="ro3">
          <table:table-cell office:value-type="float" office:value="47" calcext:value-type="float">
            <text:p>47</text:p>
          </table:table-cell>
          <table:table-cell office:value-type="string" calcext:value-type="string">
            <text:p>Sabine Zlatin</text:p>
          </table:table-cell>
          <table:table-cell/>
          <table:table-cell office:value-type="string" calcext:value-type="string">
            <text:p>résistante, Juifs</text:p>
          </table:table-cell>
          <table:table-cell office:value-type="float" office:value="7" calcext:value-type="float">
            <text:p>7</text:p>
          </table:table-cell>
          <table:table-cell office:value-type="float" office:value="1907" calcext:value-type="float">
            <text:p>1907</text:p>
          </table:table-cell>
          <table:table-cell office:value-type="float" office:value="1996" calcext:value-type="float">
            <text:p>1996</text:p>
          </table:table-cell>
          <table:table-cell/>
          <table:table-cell table:number-columns-repeated="2" office:value-type="string" calcext:value-type="string">
            <text:p>Avenue de Castelnau, Montpellier</text:p>
          </table:table-cell>
          <table:table-cell office:value-type="string" calcext:value-type="string">
            <text:p>43.622468</text:p>
          </table:table-cell>
          <table:table-cell office:value-type="string" calcext:value-type="string">
            <text:p>3.883893</text:p>
          </table:table-cell>
          <table:table-cell table:style-name="ce2" office:value-type="string" calcext:value-type="string">
            <text:p>Née en 1907 en Pologne, Sabine Chwast et son mari Miron Zlatin s’installent dans le nord de la France en 1929. Réfugiée à Montpellier en 1940, elle organise le sauvetage d’enfants juifs des camps d’Agde et de Rivesaltes ; l’abbé Prévost accueille ces derniers un temps dans les locaux de l’enclos Saint-François, avenue de Castelnau, à Montpellier. Au printemps 1942, Sabine Zlatin bénéficie de l’aide de la famille Pallarès. Elle installe un refuge pour enfants dans le village d’Izieu (dans l’Ain). Le 6 avril 1944, alors qu’elle est à Montpellier, elle apprend l’arrestation et la déportation à Auschwitz de tous les enfants de la colonie ainsi que de son mari, qui meurt fusillé quelques mois plus tard.</text:p>
          </table:table-cell>
          <table:table-cell office:value-type="string" calcext:value-type="string">
            <text:p>http://la-loupe.over-blog.net/article-zlatin-sabine-53916930.html</text:p>
          </table:table-cell>
          <table:table-cell office:value-type="string" calcext:value-type="string">
            <text:p>https://fr.wikipedia.org/wiki/Sabine_Zlatin</text:p>
          </table:table-cell>
          <table:table-cell office:value-type="string" calcext:value-type="string">
            <text:p>Epouse de Miron Zlatin, amie de la famille Pallarès</text:p>
          </table:table-cell>
          <table:table-cell office:value-type="string" calcext:value-type="string">
            <text:p>Née en 1907 en Pologne, Sabine Chwast et son mari Miron Zlatin s’installent dans le nord de la France en 1929. Réfugiée à Montpellier en 1940, elle organise le sauvetage d’enfants juifs des camps d’Agde et de Rivesaltes ; l’abbé Prévost accueille ces derniers un temps dans les locaux de l’enclos Saint-François, avenue de Castelnau, à Montpellier. </text:p>
          </table:table-cell>
          <table:table-cell office:value-type="string" calcext:value-type="string">
            <text:p>Au printemps 1942, Sabine Zlatin bénéficie de l’aide de la famille Pallarès. Elle installe un refuge pour enfants dans le village d’Izieu (dans l’Ain). </text:p>
          </table:table-cell>
          <table:table-cell office:value-type="string" calcext:value-type="string">
            <text:p>Le 6 avril 1944, alors qu’elle est à Montpellier, elle apprend l’arrestation et la déportation à Auschwitz de tous les enfants de la colonie ainsi que de son mari, qui meurt fusillé quelques mois plus tard.</text:p>
          </table:table-cell>
          <table:table-cell table:number-columns-repeated="1005"/>
        </table:table-row>
        <table:table-row table:style-name="ro3">
          <table:table-cell office:value-type="float" office:value="48" calcext:value-type="float">
            <text:p>48</text:p>
          </table:table-cell>
          <table:table-cell office:value-type="string" calcext:value-type="string">
            <text:p>Marie-Antoinette Pallarès</text:p>
          </table:table-cell>
          <table:table-cell/>
          <table:table-cell office:value-type="string" calcext:value-type="string">
            <text:p>résistante, Juifs, Juste des nations</text:p>
          </table:table-cell>
          <table:table-cell office:value-type="float" office:value="7" calcext:value-type="float">
            <text:p>7</text:p>
          </table:table-cell>
          <table:table-cell office:value-type="float" office:value="1903" calcext:value-type="float">
            <text:p>1903</text:p>
          </table:table-cell>
          <table:table-cell office:value-type="float" office:value="1982" calcext:value-type="float">
            <text:p>1982</text:p>
          </table:table-cell>
          <table:table-cell/>
          <table:table-cell table:number-columns-repeated="2" office:value-type="string" calcext:value-type="string">
            <text:p>6 rue Guillaume Pellicier, Montpellier</text:p>
          </table:table-cell>
          <table:table-cell office:value-type="string" calcext:value-type="string">
            <text:p>43.608620</text:p>
          </table:table-cell>
          <table:table-cell office:value-type="string" calcext:value-type="string">
            <text:p>3.866831</text:p>
          </table:table-cell>
          <table:table-cell table:style-name="ce2" office:value-type="string" calcext:value-type="string">
            <text:p>Marie-Antoinette Pallarès (1903-1982) et ses filles Renée (1925-2007) et Paulette (1926-1989) cachent chez elles, 6 rue Guillaume Pellicier, plusieurs enfants juifs. Renée et ses filles aident certains d’entre eux à rejoindre la Suisse ou le village d’Izieu (dans l’Ain), où Sabine Zlatin a installé un refuge. Entre 1942 et 1944, elles ravitaillent également des familles juives cachées dans des greniers.</text:p>
          </table:table-cell>
          <table:table-cell office:value-type="string" calcext:value-type="string">
            <text:p>http://www.ajpn.org/juste-Marie-Antoinette-Pallares-2110.html</text:p>
          </table:table-cell>
          <table:table-cell/>
          <table:table-cell office:value-type="string" calcext:value-type="string">
            <text:p>Mère de Renée et Paulette Pallarès, amie de Sabine Zlatin</text:p>
          </table:table-cell>
          <table:table-cell office:value-type="string" calcext:value-type="string">
            <text:p>Marie-Antoinette Pallarès (1903-1982) et ses filles Renée (1925-2007) et Paulette (1926-1989) cachent chez elles, 6 rue Guillaume Pellicier, plusieurs enfants juifs. Renée et ses filles aident certains d’entre eux à rejoindre la Suisse ou le village d’Izieu (dans l’Ain), où Sabine Zlatin a installé un refuge. </text:p>
          </table:table-cell>
          <table:table-cell office:value-type="string" calcext:value-type="string">
            <text:p>Entre 1942 et 1944, elles ravitaillent également des familles juives cachées dans des greniers.</text:p>
          </table:table-cell>
          <table:table-cell table:number-columns-repeated="1006"/>
        </table:table-row>
        <table:table-row table:style-name="ro3">
          <table:table-cell office:value-type="float" office:value="49" calcext:value-type="float">
            <text:p>49</text:p>
          </table:table-cell>
          <table:table-cell office:value-type="string" calcext:value-type="string">
            <text:p>Elise-Suzanne Tsitskichvili</text:p>
          </table:table-cell>
          <table:table-cell/>
          <table:table-cell office:value-type="string" calcext:value-type="string">
            <text:p>étudiante, résistante, géorgienne, déportée</text:p>
          </table:table-cell>
          <table:table-cell office:value-type="float" office:value="7" calcext:value-type="float">
            <text:p>7</text:p>
          </table:table-cell>
          <table:table-cell table:number-columns-repeated="2"/>
          <table:table-cell office:value-type="float" office:value="1943" calcext:value-type="float">
            <text:p>1943</text:p>
          </table:table-cell>
          <table:table-cell office:value-type="string" calcext:value-type="string">
            <text:p>Montpellier</text:p>
          </table:table-cell>
          <table:table-cell table:number-columns-repeated="3"/>
          <table:table-cell table:style-name="ce2" office:value-type="string" calcext:value-type="string">
            <text:p>Surnommée « Suzy », elle est étudiante à la faculté des lettres d’origine géorgienne, et rejoint à 21 ans le groupe de résistance lié aux FTP. Au mois d’août 1943, alors qu’elle distribue des tracts à la demande de Georges Charpak, étudiant en classes préparatoires, elle est arrêtée par la police française et incarcérée dans l’ancienne prison, derrière le tribunal. Condamnée à un an de prison, elle est déportée à Ravensbrück en mai 1944.</text:p>
          </table:table-cell>
          <table:table-cell table:number-columns-repeated="2"/>
          <table:table-cell office:value-type="string" calcext:value-type="string">
            <text:p>Amie de Georges Charpak</text:p>
          </table:table-cell>
          <table:table-cell office:value-type="string" calcext:value-type="string">
            <text:p>Surnommée « Suzy », elle est étudiante à la faculté des lettres d’origine géorgienne, et rejoint à 21 ans le groupe de résistance lié aux FTP. Au mois d’août 1943, alors qu’elle distribue des tracts à la demande de Georges Charpak, étudiant en classes préparatoires, elle est arrêtée par la police française et incarcérée dans l’ancienne prison, derrière le tribunal. </text:p>
          </table:table-cell>
          <table:table-cell office:value-type="string" calcext:value-type="string">
            <text:p>Condamnée à un an de prison, elle est déportée à Ravensbrück en mai 1944.</text:p>
          </table:table-cell>
          <table:table-cell table:number-columns-repeated="1006"/>
        </table:table-row>
        <table:table-row table:style-name="ro3">
          <table:table-cell office:value-type="float" office:value="50" calcext:value-type="float">
            <text:p>50</text:p>
          </table:table-cell>
          <table:table-cell office:value-type="string" calcext:value-type="string">
            <text:p>Jeanne Atger</text:p>
          </table:table-cell>
          <table:table-cell/>
          <table:table-cell office:value-type="string" calcext:value-type="string">
            <text:p>diplômée, médecin, protestante, résistante, Juifs</text:p>
          </table:table-cell>
          <table:table-cell office:value-type="float" office:value="7" calcext:value-type="float">
            <text:p>7</text:p>
          </table:table-cell>
          <table:table-cell table:number-columns-repeated="2"/>
          <table:table-cell office:value-type="float" office:value="1945" calcext:value-type="float">
            <text:p>1945</text:p>
          </table:table-cell>
          <table:table-cell office:value-type="string" calcext:value-type="string">
            <text:p>Montpellier</text:p>
          </table:table-cell>
          <table:table-cell table:number-columns-repeated="3"/>
          <table:table-cell table:style-name="ce2" office:value-type="string" calcext:value-type="string">
            <text:p>Médecin de confession protestante, elle joue le rôle d’intermédiaire au cœur d’un vaste réseau clandestin visant à cacher les juifs et les résistants lors de la seconde guerre mondiale. Elle dirige, à la suite de Simone Demangel, le Comité des Œuvres Sociales des Organisations de la Résistance (COSOR). Elle est la seule femme dans le Comité de Libération de l’Hérault en 1945.</text:p>
          </table:table-cell>
          <table:table-cell table:number-columns-repeated="2"/>
          <table:table-cell office:value-type="string" calcext:value-type="string">
            <text:p>Amie de Simone Demangel</text:p>
          </table:table-cell>
          <table:table-cell office:value-type="string" calcext:value-type="string">
            <text:p>Médecin de confession protestante, elle joue le rôle d’intermédiaire au cœur d’un vaste réseau clandestin visant à cacher les juifs et les résistants lors de la seconde guerre mondiale. Elle dirige, à la suite de Simone Demangel, le Comité des Œuvres Sociales des Organisations de la Résistance (COSOR). </text:p>
          </table:table-cell>
          <table:table-cell office:value-type="string" calcext:value-type="string">
            <text:p>Elle est la seule femme dans le Comité de Libération de l’Hérault en 1945.</text:p>
          </table:table-cell>
          <table:table-cell table:number-columns-repeated="1006"/>
        </table:table-row>
        <table:table-row table:style-name="ro3">
          <table:table-cell office:value-type="float" office:value="51" calcext:value-type="float">
            <text:p>51</text:p>
          </table:table-cell>
          <table:table-cell office:value-type="string" calcext:value-type="string">
            <text:p>Jeanne Nizet</text:p>
          </table:table-cell>
          <table:table-cell office:value-type="string" calcext:value-type="string">
            <text:p>épouse Mandin</text:p>
          </table:table-cell>
          <table:table-cell office:value-type="string" calcext:value-type="string">
            <text:p>diplômée, médecin, résistante, pionnière</text:p>
          </table:table-cell>
          <table:table-cell office:value-type="float" office:value="7" calcext:value-type="float">
            <text:p>7</text:p>
          </table:table-cell>
          <table:table-cell office:value-type="float" office:value="1926" calcext:value-type="float">
            <text:p>1926</text:p>
          </table:table-cell>
          <table:table-cell office:value-type="float" office:value="2004" calcext:value-type="float">
            <text:p>2004</text:p>
          </table:table-cell>
          <table:table-cell/>
          <table:table-cell office:value-type="string" calcext:value-type="string">
            <text:p>CHU 191 Avenue du Doyen Gaston Giraud, Montpellier</text:p>
          </table:table-cell>
          <table:table-cell table:number-columns-repeated="3"/>
          <table:table-cell table:style-name="ce2" office:value-type="string" calcext:value-type="string">
            <text:p>Née en 1926, décédée en 2004, elle est la deuxième femme agrégée dans l’histoire de la médecine à Montpellier, et devient en 1968 la première femme chef de service au CHU. Pendant la seconde guerre mondiale, elle s’engage dans la Résistance.</text:p>
          </table:table-cell>
          <table:table-cell table:number-columns-repeated="3"/>
          <table:table-cell office:value-type="string" calcext:value-type="string">
            <text:p>Née en 1926, décédée en 2004, elle est la deuxième femme agrégée dans l’histoire de la médecine à Montpellier, et devient en 1968 la première femme chef de service au CHU. Pendant la seconde guerre mondiale, elle s’engage dans la Résistance.</text:p>
          </table:table-cell>
          <table:table-cell table:number-columns-repeated="1007"/>
        </table:table-row>
        <table:table-row table:style-name="ro3">
          <table:table-cell office:value-type="float" office:value="52" calcext:value-type="float">
            <text:p>52</text:p>
          </table:table-cell>
          <table:table-cell office:value-type="string" calcext:value-type="string">
            <text:p>Emilienne Demougeot</text:p>
          </table:table-cell>
          <table:table-cell/>
          <table:table-cell office:value-type="string" calcext:value-type="string">
            <text:p>diplômée, historienne, universitaire, pionnière</text:p>
          </table:table-cell>
          <table:table-cell office:value-type="float" office:value="7" calcext:value-type="float">
            <text:p>7</text:p>
          </table:table-cell>
          <table:table-cell office:value-type="float" office:value="1910" calcext:value-type="float">
            <text:p>1910</text:p>
          </table:table-cell>
          <table:table-cell office:value-type="float" office:value="1994" calcext:value-type="float">
            <text:p>1994</text:p>
          </table:table-cell>
          <table:table-cell/>
          <table:table-cell office:value-type="string" calcext:value-type="string">
            <text:p>Montpellier</text:p>
          </table:table-cell>
          <table:table-cell table:number-columns-repeated="3"/>
          <table:table-cell table:style-name="ce2" office:value-type="string" calcext:value-type="string">
            <text:p>Née en 1910 et décédée en 1994, elle est agrégée et docteur en histoire. Elle devient en 1957 la première femme professeur titulaire à la Faculté des Lettres de Montpellier, et l’une des premières femmes professeurs d’histoire dans une Université française.</text:p>
          </table:table-cell>
          <table:table-cell/>
          <table:table-cell office:value-type="string" calcext:value-type="string">
            <text:p>https://fr.wikipedia.org/wiki/%C3%89milienne_Demougeot</text:p>
          </table:table-cell>
          <table:table-cell/>
          <table:table-cell office:value-type="string" calcext:value-type="string">
            <text:p>Née en 1910 et décédée en 1994, elle est agrégée et docteur en histoire. Elle devient en 1957 la première femme professeur titulaire à la Faculté des Lettres de Montpellier, et l’une des premières femmes professeurs d’histoire dans une Université française.</text:p>
          </table:table-cell>
          <table:table-cell table:number-columns-repeated="1007"/>
        </table:table-row>
        <table:table-row table:style-name="ro5">
          <table:table-cell office:value-type="float" office:value="53" calcext:value-type="float">
            <text:p>53</text:p>
          </table:table-cell>
          <table:table-cell office:value-type="string" calcext:value-type="string">
            <text:p>Michèle Weil</text:p>
          </table:table-cell>
          <table:table-cell/>
          <table:table-cell office:value-type="string" calcext:value-type="string">
            <text:p>universitaire, pionnière, féministe</text:p>
          </table:table-cell>
          <table:table-cell office:value-type="float" office:value="7" calcext:value-type="float">
            <text:p>7</text:p>
          </table:table-cell>
          <table:table-cell table:number-columns-repeated="2"/>
          <table:table-cell office:value-type="float" office:value="1998" calcext:value-type="float">
            <text:p>1998</text:p>
          </table:table-cell>
          <table:table-cell office:value-type="string" calcext:value-type="string">
            <text:p>UPV Route de Mende, Montpellier</text:p>
          </table:table-cell>
          <table:table-cell table:number-columns-repeated="3"/>
          <table:table-cell table:style-name="ce3" office:value-type="string" calcext:value-type="string">
            <text:p><text:span text:style-name="T1">En 1998 elle devient la première présidente d’une Université montpelliéraine, l’Université Paul-Valéry. Elle met en place sous son mandat en 2002 la </text:span><text:span text:style-name="T3">Mission</text:span><text:span text:style-name="T4"> </text:span><text:span text:style-name="T3">pour l’Egalité entre les femmes et les hommes</text:span><text:span text:style-name="T4">.</text:span></text:p>
          </table:table-cell>
          <table:table-cell office:value-type="string" calcext:value-type="string">
            <text:p>http://www.iletanblog.com/2010/</text:p>
          </table:table-cell>
          <table:table-cell table:number-columns-repeated="2"/>
          <table:table-cell office:value-type="string" calcext:value-type="string">
            <text:p>En 1998 elle devient la première présidente d’une Université montpelliéraine, l’Université Paul-Valéry. Elle met en place sous son mandat en 2002 la Mission pour l’Egalité entre les femmes et les hommes.</text:p>
          </table:table-cell>
          <table:table-cell table:number-columns-repeated="1007"/>
        </table:table-row>
        <table:table-row table:style-name="ro5">
          <table:table-cell office:value-type="float" office:value="54" calcext:value-type="float">
            <text:p>54</text:p>
          </table:table-cell>
          <table:table-cell office:value-type="string" calcext:value-type="string">
            <text:p>Armande Le Pellec-Müller</text:p>
          </table:table-cell>
          <table:table-cell/>
          <table:table-cell office:value-type="string" calcext:value-type="string">
            <text:p>universitaire, recteur, pionnière</text:p>
          </table:table-cell>
          <table:table-cell office:value-type="float" office:value="7" calcext:value-type="float">
            <text:p>7</text:p>
          </table:table-cell>
          <table:table-cell office:value-type="float" office:value="1953" calcext:value-type="float">
            <text:p>1953</text:p>
          </table:table-cell>
          <table:table-cell table:number-columns-repeated="2"/>
          <table:table-cell office:value-type="string" calcext:value-type="string">
            <text:p>Montpellier</text:p>
          </table:table-cell>
          <table:table-cell table:number-columns-repeated="3"/>
          <table:table-cell table:style-name="ce3" office:value-type="string" calcext:value-type="string">
            <text:p><text:span text:style-name="T1">Titulaire d’un  </text:span><text:span text:style-name="T5">doctorat, agrégée d’éducation physique et sportive</text:span><text:span text:style-name="T6">, Armande Le Pellec Muller est  </text:span><text:span text:style-name="T5">professeure à l’université Paris-Nanterre. Elle devient ensuite la </text:span><text:span text:style-name="T6">première femme recteur à la tête de l’académie de Montpellier en 2013.</text:span></text:p>
          </table:table-cell>
          <table:table-cell office:value-type="string" calcext:value-type="string">
            <text:p>http://www.letudiant.fr/educpros/entretiens/armande-le-pellec-muller.html</text:p>
          </table:table-cell>
          <table:table-cell table:number-columns-repeated="2"/>
          <table:table-cell office:value-type="string" calcext:value-type="string">
            <text:p>Titulaire d’un  doctorat, agrégée d’éducation physique et sportive, Armande Le Pellec Muller est  professeure à l’université Paris-Nanterre. Elle devient ensuite la première femme recteur à la tête de l’académie de Montpellier en 2013.</text:p>
          </table:table-cell>
          <table:table-cell table:number-columns-repeated="1007"/>
        </table:table-row>
        <table:table-row table:style-name="ro5">
          <table:table-cell office:value-type="float" office:value="55" calcext:value-type="float">
            <text:p>55</text:p>
          </table:table-cell>
          <table:table-cell office:value-type="string" calcext:value-type="string">
            <text:p>Jeanne Galzy</text:p>
          </table:table-cell>
          <table:table-cell/>
          <table:table-cell office:value-type="string" calcext:value-type="string">
            <text:p>bourgeoise, protestante, diplômée, écrivaine, enseignante, féministe, pionnière, homosexualité</text:p>
          </table:table-cell>
          <table:table-cell office:value-type="float" office:value="7" calcext:value-type="float">
            <text:p>7</text:p>
          </table:table-cell>
          <table:table-cell office:value-type="float" office:value="1883" calcext:value-type="float">
            <text:p>1883</text:p>
          </table:table-cell>
          <table:table-cell office:value-type="float" office:value="1977" calcext:value-type="float">
            <text:p>1977</text:p>
          </table:table-cell>
          <table:table-cell/>
          <table:table-cell table:number-columns-repeated="2" office:value-type="string" calcext:value-type="string">
            <text:p>Montarnaud</text:p>
          </table:table-cell>
          <table:table-cell office:value-type="string" calcext:value-type="string">
            <text:p>43.649126</text:p>
          </table:table-cell>
          <table:table-cell office:value-type="string" calcext:value-type="string">
            <text:p>3.698019</text:p>
          </table:table-cell>
          <table:table-cell table:style-name="ce3" office:value-type="string" calcext:value-type="string">
            <text:p><text:span text:style-name="T1">Agrégée de lettres, elle devient en 1915 la première femme professeur par intérim au lycée de garçons de Montpellier. Son premier roman, </text:span><text:span text:style-name="T3">La Femme chez les garçons  </text:span><text:span text:style-name="T4">publié en 1919, raconte cette expérience  : elle y évoque « les chuchotements, les regards qui l’interrogent sur sa présence insolite ». Elle entame ensuite une grande carrière de romancière aux accents féministes : elle obtient le Prix Fémina en 1923 pour </text:span><text:span text:style-name="T3">Les Allongés</text:span><text:span text:style-name="T4">, et publie 28 romans dans lesquels elle décrit les amours féminines ou restitue de façon charnelle la spécificité de sa région, le Languedoc.</text:span></text:p>
          </table:table-cell>
          <table:table-cell table:number-columns-repeated="2" office:value-type="string" calcext:value-type="string">
            <text:p>https://fr.wikipedia.org/wiki/Jeanne_Galzy</text:p>
          </table:table-cell>
          <table:table-cell office:value-type="string" calcext:value-type="string">
            <text:p>Fille de Léon Baraduc et <text:s/>Émilie Blanche Guillot</text:p>
          </table:table-cell>
          <table:table-cell office:value-type="string" calcext:value-type="string">
            <text:p>Agrégée de lettres, elle devient en 1915 la première femme professeur par intérim au lycée de garçons de Montpellier. Son premier roman, La Femme chez les garçons  publié en 1919, raconte cette expérience  : elle y évoque « les chuchotements, les regards qui l’interrogent sur sa présence insolite ». </text:p>
          </table:table-cell>
          <table:table-cell office:value-type="string" calcext:value-type="string">
            <text:p>Elle entame ensuite une grande carrière de romancière aux accents féministes : elle obtient le Prix Fémina en 1923 pour Les Allongés, et publie 28 romans dans lesquels elle décrit les amours féminines ou restitue de façon charnelle la spécificité de sa région, le Languedoc.</text:p>
          </table:table-cell>
          <table:table-cell table:number-columns-repeated="1006"/>
        </table:table-row>
        <table:table-row table:style-name="ro5">
          <table:table-cell office:value-type="float" office:value="56" calcext:value-type="float">
            <text:p>56</text:p>
          </table:table-cell>
          <table:table-cell office:value-type="string" calcext:value-type="string">
            <text:p>Albertine Sarrazin</text:p>
          </table:table-cell>
          <table:table-cell/>
          <table:table-cell office:value-type="string" calcext:value-type="string">
            <text:p>femme du peuple, écrivaine, féministe, symbole, scandale, pionnière, homosexualité</text:p>
          </table:table-cell>
          <table:table-cell office:value-type="float" office:value="7" calcext:value-type="float">
            <text:p>7</text:p>
          </table:table-cell>
          <table:table-cell office:value-type="float" office:value="1937" calcext:value-type="float">
            <text:p>1937</text:p>
          </table:table-cell>
          <table:table-cell office:value-type="float" office:value="1967" calcext:value-type="float">
            <text:p>1967</text:p>
          </table:table-cell>
          <table:table-cell/>
          <table:table-cell table:number-columns-repeated="2" office:value-type="string" calcext:value-type="string">
            <text:p>Saint-André-de-Majencoules</text:p>
          </table:table-cell>
          <table:table-cell office:value-type="string" calcext:value-type="string">
            <text:p>44.028560</text:p>
          </table:table-cell>
          <table:table-cell office:value-type="string" calcext:value-type="string">
            <text:p>3.674690</text:p>
          </table:table-cell>
          <table:table-cell table:style-name="ce3" office:value-type="string" calcext:value-type="string">
            <text:p><text:span text:style-name="T1">Ecrivaine, elle devient un symbole de révolte et de liberté. Née à Alger en 1937, elle est confiée à l’Assistance publique. Albertine fugue dès son adolescence, puis écope à 16 ans de 7 ans de prison pour cambriolage. Lors de l’une de ses évasions, elle rencontre Julien Sarrazin, qui devient son mari. En 1965, elle arrive à Montpellier et publie </text:span><text:span text:style-name="T3">L’Astragale</text:span><text:span text:style-name="T4">, roman autobiographique mêlant prison et évasion, jeunesse, prostitution et bisexualité. L’ouvrage devient le livre culte d’une génération soixante-huitarde et féministe. Mais Albertine n’a pas le temps de connaître la gloire. En juillet 1967, elle meurt des suites d’une erreur médicale sur la table d’opération d’une clinique montpelliéraine.</text:span></text:p>
          </table:table-cell>
          <table:table-cell office:value-type="string" calcext:value-type="string">
            <text:p>http://albertine-julien.fr/</text:p>
          </table:table-cell>
          <table:table-cell office:value-type="string" calcext:value-type="string">
            <text:p>https://fr.wikipedia.org/wiki/Albertine_Sarrazin</text:p>
          </table:table-cell>
          <table:table-cell office:value-type="string" calcext:value-type="string">
            <text:p>Epouse de Julien Sarrazin</text:p>
          </table:table-cell>
          <table:table-cell office:value-type="string" calcext:value-type="string">
            <text:p>Ecrivaine, elle devient un symbole de révolte et de liberté. Née à Alger en 1937, elle est confiée à l’Assistance publique. Albertine fugue dès son adolescence, puis écope à 16 ans de 7 ans de prison pour cambriolage. Lors de l’une de ses évasions, elle rencontre Julien Sarrazin, qui devient son mari. </text:p>
          </table:table-cell>
          <table:table-cell office:value-type="string" calcext:value-type="string">
            <text:p>En 1965, elle arrive à Montpellier et publie L’Astragale, roman autobiographique mêlant prison et évasion, jeunesse, prostitution et bisexualité. L’ouvrage devient le livre culte d’une génération soixante-huitarde et féministe. Mais Albertine n’a pas le temps de connaître la gloire. En juillet 1967, elle meurt des suites d’une erreur médicale sur la table d’opération d’une clinique montpelliéraine.</text:p>
          </table:table-cell>
          <table:table-cell table:number-columns-repeated="1006"/>
        </table:table-row>
        <table:table-row table:style-name="ro3">
          <table:table-cell office:value-type="float" office:value="57" calcext:value-type="float">
            <text:p>57</text:p>
          </table:table-cell>
          <table:table-cell office:value-type="string" calcext:value-type="string">
            <text:p>Madeleine Attal</text:p>
          </table:table-cell>
          <table:table-cell/>
          <table:table-cell office:value-type="string" calcext:value-type="string">
            <text:p>journaliste, comédienne, fondatrice, pionnière</text:p>
          </table:table-cell>
          <table:table-cell office:value-type="float" office:value="7" calcext:value-type="float">
            <text:p>7</text:p>
          </table:table-cell>
          <table:table-cell office:value-type="float" office:value="1922" calcext:value-type="float">
            <text:p>1922</text:p>
          </table:table-cell>
          <table:table-cell table:number-columns-repeated="2"/>
          <table:table-cell table:number-columns-repeated="2" office:value-type="string" calcext:value-type="string">
            <text:p>Montaud</text:p>
          </table:table-cell>
          <table:table-cell office:value-type="string" calcext:value-type="string">
            <text:p>43.752519</text:p>
          </table:table-cell>
          <table:table-cell office:value-type="string" calcext:value-type="string">
            <text:p>3.955385</text:p>
          </table:table-cell>
          <table:table-cell table:style-name="ce2" office:value-type="string" calcext:value-type="string">
            <text:p>Née en 1922 à Constantine, elle a marqué l’histoire de Montpellier en tant que comédienne de théâtre, réalisatrice, et surtout femme de radio, fondatrice de Radio-France Hérault en 1984.</text:p>
          </table:table-cell>
          <table:table-cell office:value-type="string" calcext:value-type="string">
            <text:p>http://www.midilibre.fr/2014/11/27/madeleine-attal-faite-citoyenne-d-honneur,1088627.php</text:p>
          </table:table-cell>
          <table:table-cell table:number-columns-repeated="2"/>
          <table:table-cell office:value-type="string" calcext:value-type="string">
            <text:p>Née en 1922 à Constantine, elle a marqué l’histoire de Montpellier en tant que comédienne de théâtre, réalisatrice, et surtout femme de radio, fondatrice de Radio-France Hérault en 1984.</text:p>
          </table:table-cell>
          <table:table-cell table:number-columns-repeated="1007"/>
        </table:table-row>
        <table:table-row table:style-name="ro5">
          <table:table-cell office:value-type="float" office:value="58" calcext:value-type="float">
            <text:p>58</text:p>
          </table:table-cell>
          <table:table-cell office:value-type="string" calcext:value-type="string">
            <text:p>Hélène Mandroux</text:p>
          </table:table-cell>
          <table:table-cell/>
          <table:table-cell office:value-type="string" calcext:value-type="string">
            <text:p>diplômée, médecin, femme politique, pionnière, homosexualité</text:p>
          </table:table-cell>
          <table:table-cell office:value-type="float" office:value="7" calcext:value-type="float">
            <text:p>7</text:p>
          </table:table-cell>
          <table:table-cell office:value-type="float" office:value="1940" calcext:value-type="float">
            <text:p>1940</text:p>
          </table:table-cell>
          <table:table-cell table:number-columns-repeated="2"/>
          <table:table-cell office:value-type="string" calcext:value-type="string">
            <text:p>Mairie 1 Place Georges Frêche, Montpellier</text:p>
          </table:table-cell>
          <table:table-cell table:number-columns-repeated="3"/>
          <table:table-cell table:style-name="ce3" office:value-type="string" calcext:value-type="string">
            <text:p><text:span text:style-name="T1">Née en 1940 à Montpellier, elle est médecin généraliste et présidente de l’Association française des femmes médecins ; élue au Conseil municipal en 1983, elle est nommée déléguée aux droits des femmes. Elle gravit ensuite les échelons, et obtient le poste convoité de première adjointe en 2001. Georges Frêche la désigne en 2004 pour lui succéder : elle est alors une des rares femmes en France à diriger une ville de plus de cent mille habitants. En 2008, elle obtient un second mandat, cette fois, adoubée par les urnes. Elle s’oppose ensuite, en mars 2010, à Georges Frêche, alors au coeur de la polémique, et accepte de diriger la liste socialiste aux régionales. Une bataille perdue d’avance qu’elle raconte dans son ouvrage intitulé </text:span><text:span text:style-name="T3">Maire courage</text:span><text:span text:style-name="T4">. Elle s’engage aussi pleinement en faveur de la cause homosexuelle, ce qui lui vaut d’être la première femme politique à recevoir en 2011 le prix Pierre-Guénin contre l’homophobie. Le 29 mai 2013, elle célèbre à la mairie de Montpellier la première union de deux hommes en France.</text:span></text:p>
          </table:table-cell>
          <table:table-cell table:number-columns-repeated="2" office:value-type="string" calcext:value-type="string">
            <text:p>https://fr.wikipedia.org/wiki/H%C3%A9l%C3%A8ne_Mandroux</text:p>
          </table:table-cell>
          <table:table-cell office:value-type="string" calcext:value-type="string">
            <text:p>Amie de Goerge Frêche</text:p>
          </table:table-cell>
          <table:table-cell office:value-type="string" calcext:value-type="string">
            <text:p>Née en 1940 à Montpellier, elle est médecin généraliste et présidente de l’Association française des femmes médecins ; élue au Conseil municipal en 1983, elle est nommée déléguée aux droits des femmes. Elle gravit ensuite les échelons, et obtient le poste convoité de première adjointe en 2001. </text:p>
          </table:table-cell>
          <table:table-cell office:value-type="string" calcext:value-type="string">
            <text:p>Georges Frêche la désigne en 2004 pour lui succéder : elle est alors une des rares femmes en France à diriger une ville de plus de cent mille habitants. En 2008, elle obtient un second mandat, cette fois, adoubée par les urnes. Elle s’oppose ensuite, en mars 2010, à Georges Frêche, alors au coeur de la polémique, et accepte de diriger la liste socialiste aux régionales. </text:p>
          </table:table-cell>
          <table:table-cell office:value-type="string" calcext:value-type="string">
            <text:p>Une bataille perdue d’avance qu’elle raconte dans son ouvrage intitulé Maire courage. Elle s’engage aussi pleinement en faveur de la cause homosexuelle, ce qui lui vaut d’être la première femme politique à recevoir en 2011 le prix Pierre-Guénin contre l’homophobie. Le 29 mai 2013, elle célèbre à la mairie de Montpellier la première union de deux hommes en France.</text:p>
          </table:table-cell>
          <table:table-cell table:number-columns-repeated="1005"/>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GaramondPro-Regular" svg:font-family="AGaramondPro-Regular"/>
    <style:font-face style:name="F" svg:font-family="F"/>
    <style:font-face style:name="Liberation Sans1" svg:font-family="'Liberation San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 style:data-style-name="N2" text:time-value="09:39:14.284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THOMAS Sara DTSI/DI</meta:initial-creator>
    <meta:creation-date>2018-03-19T12:51:12Z</meta:creation-date>
    <dc:date>2018-03-20T09:40:41.824000000</dc:date>
    <meta:editing-cycles>8</meta:editing-cycles>
    <meta:editing-duration>PT37M27S</meta:editing-duration>
    <meta:document-statistic meta:table-count="1" meta:cell-count="764" meta:object-count="0"/>
  </office:meta>
</office:document-meta>
</file>